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1)<text:s text:c="2"/>List all the columns of the Salespeople table.</text:span></text:p>
      <text:p text:style-name="P1"><text:span text:style-name="T2"/></text:p>
      <text:p text:style-name="P1"><text:span text:style-name="T3">mysql&gt; describe salespeople;</text:span></text:p>
      <text:p text:style-name="P1"><text:span text:style-name="T3">+-------+--------------+------+-----+---------+-------+</text:span></text:p>
      <text:p text:style-name="P1"><text:span text:style-name="T3">| Field | Type<text:s text:c="9"/>| Null | Key | Default | Extra |</text:span></text:p>
      <text:p text:style-name="P1"><text:span text:style-name="T3">+-------+--------------+------+-----+---------+-------+</text:span></text:p>
      <text:p text:style-name="P1"><text:span text:style-name="T3">| snum<text:s text:c="2"/>| int(11)<text:s text:c="6"/>| NO<text:s text:c="3"/>| PRI | NULL<text:s text:c="4"/>|<text:s text:c="7"/>|</text:span></text:p>
      <text:p text:style-name="P1"><text:span text:style-name="T3">| sname | varchar(30)<text:s text:c="2"/>| NO<text:s text:c="3"/>|<text:s text:c="5"/>| NULL<text:s text:c="4"/>|<text:s text:c="7"/>|</text:span></text:p>
      <text:p text:style-name="P1"><text:span text:style-name="T3">| city<text:s text:c="2"/>| varchar(30)<text:s text:c="2"/>| NO<text:s text:c="3"/>|<text:s text:c="5"/>| NULL<text:s text:c="4"/>|<text:s text:c="7"/>|</text:span></text:p>
      <text:p text:style-name="P1"><text:span text:style-name="T3">| comm<text:s text:c="2"/>| decimal(4,2) | NO<text:s text:c="3"/>|<text:s text:c="5"/>| NULL<text:s text:c="4"/>|<text:s text:c="7"/>|</text:span></text:p>
      <text:p text:style-name="P1"><text:span text:style-name="T3">+-------+--------------+------+-----+---------+-------+</text:span></text:p>
      <text:p text:style-name="P1"><text:span text:style-name="T3">4 rows in set (0.16 sec)</text:span></text:p>
      <text:p text:style-name="P1"><text:span text:style-name="T4"/></text:p>
      <text:p text:style-name="P1"><text:span text:style-name="T5">2) List all customers with a rating of 100.</text:span></text:p>
      <text:p text:style-name="P1"><text:span text:style-name="T6"/></text:p>
      <text:p text:style-name="P1"><text:span text:style-name="T7">mysql&gt; select * from customer where rating=100;</text:span></text:p>
      <text:p text:style-name="P1"><text:span text:style-name="T7">+------+---------+--------+--------+------+</text:span></text:p>
      <text:p text:style-name="P1"><text:span text:style-name="T7">| cnum | cname<text:s text:c="3"/>| city<text:s text:c="3"/>| rating | snum |</text:span></text:p>
      <text:p text:style-name="P1"><text:span text:style-name="T7">+------+---------+--------+--------+------+</text:span></text:p>
      <text:p text:style-name="P1"><text:span text:style-name="T7">| 2001 | hoffman | london |<text:s text:c="4"/>100 | 1001 |</text:span></text:p>
      <text:p text:style-name="P1"><text:span text:style-name="T7">| 2006 | clemens | london |<text:s text:c="4"/>100 | 1001 |</text:span></text:p>
      <text:p text:style-name="P1"><text:span text:style-name="T7">| 2007 | pereira | rome<text:s text:c="3"/>|<text:s text:c="4"/>100 | 1004 |</text:span></text:p>
      <text:p text:style-name="P1"><text:span text:style-name="T7">+------+---------+--------+--------+------+</text:span></text:p>
      <text:p text:style-name="P1"><text:span text:style-name="T7">3 rows in set (0.07 sec)</text:span></text:p>
      <text:p text:style-name="P1"><text:span text:style-name="T8"/></text:p>
      <text:p text:style-name="P1"><text:span text:style-name="T9">3) Find all records in the Customer table with NULL values in the city column.</text:span></text:p>
      <text:p text:style-name="P1"><text:span text:style-name="T10"/></text:p>
      <text:p text:style-name="P1"><text:span text:style-name="T11">mysql&gt; select * from customer where city=null;</text:span></text:p>
      <text:p text:style-name="P1"><text:span text:style-name="T11">Empty set (0.00 sec)</text:span></text:p>
      <text:p text:style-name="P1"><text:span text:style-name="T12"/></text:p>
      <text:p text:style-name="P1"><text:span text:style-name="T13">4) Find the largest order taken by each salesperson on each date.</text:span></text:p>
      <text:p text:style-name="P1"><text:span text:style-name="T14"/></text:p>
      <text:p text:style-name="P1"><text:span text:style-name="T15">mysql&gt; select max(amt),a.snum,b.cnum,odate from salespeople a, customer b, orders c where a.snum=b.snum and b.cnum=c.cnum group by odate,cnum;</text:span></text:p>
      <text:p text:style-name="P1"><text:span text:style-name="T15">+----------+------+------+------------+</text:span></text:p>
      <text:p text:style-name="P1"><text:span text:style-name="T15">| max(amt) | snum | cnum | odate<text:s text:c="6"/>|</text:span></text:p>
      <text:p text:style-name="P1"><text:span text:style-name="T15">+----------+------+------+------------+</text:span></text:p>
      <text:p text:style-name="P1"><text:span text:style-name="T15">|<text:s text:c="3"/>767.19 | 1001 | 2001 | 1996-03-10 |</text:span></text:p>
      <text:p text:style-name="P1"><text:span text:style-name="T15">|<text:s text:c="2"/>5160.45 | 1002 | 2003 | 1996-03-10 |</text:span></text:p>
      <text:p text:style-name="P1"><text:span text:style-name="T15">|<text:s text:c="2"/>1900.10 | 1004 | 2007 | 1996-03-10 |</text:span></text:p>
      <text:p text:style-name="P1"><text:span text:style-name="T15">|<text:s text:c="2"/>1098.16 | 1007 | 2008 | 1996-03-10 |</text:span></text:p>
      <text:p text:style-name="P1"><text:span text:style-name="T15">|<text:s text:c="2"/>1713.23 | 1003 | 2002 | 1996-04-10 |</text:span></text:p>
      <text:p text:style-name="P1"><text:span text:style-name="T15">|<text:s text:c="2"/>4723.00 | 1001 | 2006 | 1996-05-10 |</text:span></text:p>
      <text:p text:style-name="P1"><text:span text:style-name="T15">|<text:s text:c="2"/>1309.95 | 1002 | 2004 | 1996-06-10 |</text:span></text:p>
      <text:p text:style-name="P1"><text:span text:style-name="T15">|<text:s text:c="2"/>9891.88 | 1001 | 2006 | 1996-06-10 |</text:span></text:p>
      <text:p text:style-name="P1"><text:span text:style-name="T15">+----------+------+------+------------+</text:span></text:p>
      <text:p text:style-name="P1"><text:span text:style-name="T15">8 rows in set (0.00 sec)</text:span></text:p>
      <text:p text:style-name="P1"><text:span text:style-name="T16"/></text:p>
      <text:p text:style-name="P1"><text:span text:style-name="T16"/></text:p>
      <text:p text:style-name="P1"><text:span text:style-name="T17">5) Arrange the Orders table by descending customer number.</text:span></text:p>
      <text:p text:style-name="P1"><text:span text:style-name="T18"/></text:p>
      <text:p text:style-name="P1"><text:span text:style-name="T19">mysql&gt; select * from orders order by cnum desc;</text:span></text:p>
      <text:p text:style-name="P1"><text:span text:style-name="T19">+------+---------+------------+------+</text:span></text:p>
      <text:p text:style-name="P1"><text:span text:style-name="T19">| onum | amt<text:s text:c="5"/>| odate<text:s text:c="6"/>| cnum |</text:span></text:p>
      <text:p text:style-name="P1"><text:span text:style-name="T19">+------+---------+------------+------+</text:span></text:p>
      <text:p text:style-name="P1"><text:span text:style-name="T19">| 3001 |<text:s text:c="3"/>18.69 | 1996-03-10 | 2008 |</text:span></text:p>
      <text:p text:style-name="P1"><text:span text:style-name="T19">| 3006 | 1098.16 | 1996-03-10 | 2008 |</text:span></text:p>
      <text:p text:style-name="P1"><text:span text:style-name="T19">| 3002 | 1900.10 | 1996-03-10 | 2007 |</text:span></text:p>
      <text:p text:style-name="P1"><text:span text:style-name="T19">| 3008 | 4723.00 | 1996-05-10 | 2006 |</text:span></text:p>
      <text:p text:style-name="P1"><text:span text:style-name="T19">| 3011 | 9891.88 | 1996-06-10 | 2006 |</text:span></text:p>
      <text:p text:style-name="P1"><text:span text:style-name="T19">| 3010 | 1309.95 | 1996-06-10 | 2004 |</text:span></text:p>
      <text:p text:style-name="P1"><text:span text:style-name="T19">| 3005 | 5160.45 | 1996-03-10 | 2003 |</text:span></text:p>
      <text:p text:style-name="P1"><text:span text:style-name="T19">| 3007 |<text:s text:c="3"/>75.75 | 1996-04-10 | 2002 |</text:span></text:p>
      <text:p text:style-name="P1"><text:span text:style-name="T19">| 3009 | 1713.23 | 1996-04-10 | 2002 |</text:span></text:p>
      <text:p text:style-name="P1"><text:span text:style-name="T19">| 3003 |<text:s text:c="2"/>767.19 | 1996-03-10 | 2001 |</text:span></text:p>
      <text:p text:style-name="P1"><text:span text:style-name="T19">+------+---------+------------+------+</text:span></text:p>
      <text:p text:style-name="P1"><text:span text:style-name="T19">10 rows in set (0.03 sec)</text:span></text:p>
      <text:p text:style-name="P1"><text:span text:style-name="T20"/></text:p>
      <text:p text:style-name="P1"><text:span text:style-name="T21">6) Find which salespeople currently have orders in the Orders table.</text:span></text:p>
      <text:p text:style-name="P1"><text:span text:style-name="T22"/></text:p>
      <text:p text:style-name="P1"><text:span text:style-name="T23">mysql&gt; select distinct sname from salespeople a, customer b, orders c where a.snum=b.snum and b.cnum=c.cnum;</text:span></text:p>
      <text:p text:style-name="P1"><text:span text:style-name="T23">+---------+</text:span></text:p>
      <text:p text:style-name="P1"><text:span text:style-name="T23">| sname<text:s text:c="3"/>|</text:span></text:p>
      <text:p text:style-name="P1"><text:span text:style-name="T23">+---------+</text:span></text:p>
      <text:p text:style-name="P1"><text:span text:style-name="T23">| peel<text:s text:c="4"/>|</text:span></text:p>
      <text:p text:style-name="P1"><text:span text:style-name="T23">| serres<text:s text:c="2"/>|</text:span></text:p>
      <text:p text:style-name="P1"><text:span text:style-name="T23">| axelrod |</text:span></text:p>
      <text:p text:style-name="P1"><text:span text:style-name="T23">| motika<text:s text:c="2"/>|</text:span></text:p>
      <text:p text:style-name="P1"><text:span text:style-name="T23">| rifkin<text:s text:c="2"/>|</text:span></text:p>
      <text:p text:style-name="P1"><text:span text:style-name="T23">+---------+</text:span></text:p>
      <text:p text:style-name="P1"><text:span text:style-name="T23">5 rows in set (0.00 sec)</text:span></text:p>
      <text:p text:style-name="P1"><text:span text:style-name="T24"/></text:p>
      <text:p text:style-name="P1"><text:span text:style-name="T25">7) List names of all customers matched with the salespeople serving them.</text:span></text:p>
      <text:p text:style-name="P1"><text:span text:style-name="T26"/></text:p>
      <text:p text:style-name="P1"><text:span text:style-name="T27">mysql&gt; select cname from salespeople a, customer b where a.snum=b.snum and sname=cname;</text:span></text:p>
      <text:p text:style-name="P1"><text:span text:style-name="T27">Empty set (0.00 sec)</text:span></text:p>
      <text:p text:style-name="P1"><text:span text:style-name="T28"/></text:p>
      <text:p text:style-name="P1"><text:span text:style-name="T29">8) Find the names and numbers of all salespeople who had more than one customer.</text:span></text:p>
      <text:p text:style-name="P1"><text:span text:style-name="T30"/></text:p>
      <text:p text:style-name="P1"><text:span text:style-name="T31">mysql&gt; select snum,sname</text:span></text:p>
      <text:p text:style-name="P1"><text:span text:style-name="T31"><text:s text:c="4"/>-&gt; from salespeople a</text:span></text:p>
      <text:p text:style-name="P1"><text:span text:style-name="T31"><text:s text:c="4"/>-&gt; where 1&lt;(select count(*) from customer where snum=a.snum);</text:span></text:p>
      <text:p text:style-name="P1"><text:span text:style-name="T31">+------+--------+</text:span></text:p>
      <text:p text:style-name="P1"><text:span text:style-name="T31">| snum | sname<text:s text:c="2"/>|</text:span></text:p>
      <text:p text:style-name="P1"><text:span text:style-name="T31">+------+--------+</text:span></text:p>
      <text:p text:style-name="P1"><text:span text:style-name="T31">| 1001 | peel<text:s text:c="3"/>|</text:span></text:p>
      <text:p text:style-name="P1"><text:span text:style-name="T31">| 1002 | serres |</text:span></text:p>
      <text:p text:style-name="P1"><text:span text:style-name="T31">+------+--------+</text:span></text:p>
      <text:p text:style-name="P1"><text:span text:style-name="T31">2 rows in set (0.36 sec)</text:span></text:p>
      <text:p text:style-name="P1"><text:span text:style-name="T32"/></text:p>
      <text:p text:style-name="P1"><text:span text:style-name="T33">9) Count the orders of each of the salespeople and output the results in descending order.</text:span></text:p>
      <text:p text:style-name="P1"><text:span text:style-name="T34"/></text:p>
      <text:p text:style-name="P1"><text:span text:style-name="T35">mysql&gt; select count(onum),a.snum from salespeople a, customer b,orders c where<text:s text:c="2"/>a.snum=b.snum and b.cnum=c.cnum group by a.snum;</text:span></text:p>
      <text:p text:style-name="P1"><text:span text:style-name="T35">+-------------+------+</text:span></text:p>
      <text:p text:style-name="P1"><text:span text:style-name="T35">| count(onum) | snum |</text:span></text:p>
      <text:p text:style-name="P1"><text:span text:style-name="T35">+-------------+------+</text:span></text:p>
      <text:p text:style-name="P1"><text:span text:style-name="T35">|<text:s text:c="11"/>3 | 1001 |</text:span></text:p>
      <text:p text:style-name="P1"><text:span text:style-name="T35">|<text:s text:c="11"/>2 | 1002 |</text:span></text:p>
      <text:p text:style-name="P1"><text:span text:style-name="T35">|<text:s text:c="11"/>2 | 1003 |</text:span></text:p>
      <text:p text:style-name="P1"><text:span text:style-name="T35">|<text:s text:c="11"/>1 | 1004 |</text:span></text:p>
      <text:p text:style-name="P1"><text:span text:style-name="T35">|<text:s text:c="11"/>2 | 1007 |</text:span></text:p>
      <text:p text:style-name="P1"><text:span text:style-name="T35">+-------------+------+</text:span></text:p>
      <text:p text:style-name="P1"><text:span text:style-name="T35">5 rows in set (0.07 sec)</text:span></text:p>
      <text:p text:style-name="P1"><text:span text:style-name="T36"/></text:p>
      <text:p text:style-name="P1"><text:span text:style-name="T37">10) List the Customer table if and only if one or more of the customers in the Customer table are</text:span></text:p>
      <text:p text:style-name="P1"><text:span text:style-name="T37">located in San Jose.</text:span></text:p>
      <text:p text:style-name="P1"><text:span text:style-name="T38"/></text:p>
      <text:p text:style-name="P1"><text:span text:style-name="T39">mysql&gt; select * from customer where 0&lt;(select count(*) from customer where city='san jose');</text:span></text:p>
      <text:p text:style-name="P1"><text:span text:style-name="T39">+------+----------+----------+--------+------+</text:span></text:p>
      <text:p text:style-name="P1"><text:span text:style-name="T39">| cnum | cname<text:s text:c="4"/>| city<text:s text:c="5"/>| rating | snum |</text:span></text:p>
      <text:p text:style-name="P1"><text:span text:style-name="T39">+------+----------+----------+--------+------+</text:span></text:p>
      <text:p text:style-name="P1"><text:span text:style-name="T39">| 2001 | hoffman<text:s text:c="2"/>| london<text:s text:c="3"/>|<text:s text:c="4"/>100 | 1001 |</text:span></text:p>
      <text:p text:style-name="P1"><text:span text:style-name="T39">| 2002 | giovanni | rome<text:s text:c="5"/>|<text:s text:c="4"/>200 | 1003 |</text:span></text:p>
      <text:p text:style-name="P1"><text:span text:style-name="T39">| 2003 | liu<text:s text:c="6"/>| san jose |<text:s text:c="4"/>200 | 1002 |</text:span></text:p>
      <text:p text:style-name="P1"><text:span text:style-name="T39">| 2004 | grass<text:s text:c="4"/>| berlin<text:s text:c="3"/>|<text:s text:c="4"/>300 | 1002 |</text:span></text:p>
      <text:p text:style-name="P1"><text:span text:style-name="T39">| 2006 | clemens<text:s text:c="2"/>| london<text:s text:c="3"/>|<text:s text:c="4"/>100 | 1001 |</text:span></text:p>
      <text:p text:style-name="P1"><text:span text:style-name="T39">| 2007 | pereira<text:s text:c="2"/>| rome<text:s text:c="5"/>|<text:s text:c="4"/>100 | 1004 |</text:span></text:p>
      <text:p text:style-name="P1"><text:span text:style-name="T39">| 2008 | cisneros | san jose |<text:s text:c="4"/>300 | 1007 |</text:span></text:p>
      <text:p text:style-name="P1"><text:span text:style-name="T39">+------+----------+----------+--------+------+</text:span></text:p>
      <text:p text:style-name="P1"><text:span text:style-name="T39">7 rows in set (0.01 sec)</text:span></text:p>
      <text:p text:style-name="P1"><text:span text:style-name="T40"/></text:p>
      <text:p text:style-name="P1"><text:span text:style-name="T41">11) Match salespeople to customers according to what city they lived in.</text:span></text:p>
      <text:p text:style-name="P1"><text:span text:style-name="T42"/></text:p>
      <text:p text:style-name="P1"><text:span text:style-name="T43">mysql&gt; select sname,cname,a.city from salespeople a , customer b where<text:s text:c="2"/>a.snum=b.snum and a.city=b.city;</text:span></text:p>
      <text:p text:style-name="P1"><text:span text:style-name="T43">+--------+---------+----------+</text:span></text:p>
      <text:p text:style-name="P1"><text:span text:style-name="T43">| sname<text:s text:c="2"/>| cname<text:s text:c="3"/>| city<text:s text:c="5"/>|</text:span></text:p>
      <text:p text:style-name="P1"><text:span text:style-name="T43">+--------+---------+----------+</text:span></text:p>
      <text:p text:style-name="P1"><text:span text:style-name="T43">| peel<text:s text:c="3"/>| hoffman | london<text:s text:c="3"/>|</text:span></text:p>
      <text:p text:style-name="P1"><text:span text:style-name="T43">| serres | liu<text:s text:c="5"/>| san jose |</text:span></text:p>
      <text:p text:style-name="P1"><text:span text:style-name="T43">| peel<text:s text:c="3"/>| clemens | london<text:s text:c="3"/>|</text:span></text:p>
      <text:p text:style-name="P1"><text:span text:style-name="T43">+--------+---------+----------+</text:span></text:p>
      <text:p text:style-name="P1"><text:span text:style-name="T43">3 rows in set (0.00 sec)</text:span></text:p>
      <text:p text:style-name="P1"><text:span text:style-name="T44"/></text:p>
      <text:p text:style-name="P1"><text:span text:style-name="T45">12) Find the largest order taken by each salesperson.</text:span></text:p>
      <text:p text:style-name="P1"><text:span text:style-name="T46"/></text:p>
      <text:p text:style-name="P1"><text:span text:style-name="T47">mysql&gt; select a.snum,a.sname,max(c.amt) from salespeople a, customer b, orders c where a.snum=b.snum and b.cnum=c.cnum group by a.snum,a.sname;</text:span></text:p>
      <text:p text:style-name="P1"><text:span text:style-name="T47">+------+---------+------------+</text:span></text:p>
      <text:p text:style-name="P1"><text:span text:style-name="T47">| snum | sname<text:s text:c="3"/>| max(c.amt) |</text:span></text:p>
      <text:p text:style-name="P1"><text:span text:style-name="T47">+------+---------+------------+</text:span></text:p>
      <text:p text:style-name="P1"><text:span text:style-name="T47">| 1001 | peel<text:s text:c="4"/>|<text:s text:c="4"/>9891.88 |</text:span></text:p>
      <text:p text:style-name="P1"><text:span text:style-name="T47">| 1002 | serres<text:s text:c="2"/>|<text:s text:c="4"/>5160.45 |</text:span></text:p>
      <text:p text:style-name="P1"><text:span text:style-name="T47">| 1003 | axelrod |<text:s text:c="4"/>1713.23 |</text:span></text:p>
      <text:p text:style-name="P1"><text:span text:style-name="T47">| 1004 | motika<text:s text:c="2"/>|<text:s text:c="4"/>1900.10 |</text:span></text:p>
      <text:p text:style-name="P1"><text:span text:style-name="T47">| 1007 | rifkin<text:s text:c="2"/>|<text:s text:c="4"/>1098.16 |</text:span></text:p>
      <text:p text:style-name="P1"><text:span text:style-name="T47">+------+---------+------------+</text:span></text:p>
      <text:p text:style-name="P1"><text:span text:style-name="T47">5 rows in set (0.00 sec)</text:span></text:p>
      <text:p text:style-name="P1"><text:span text:style-name="T48"/></text:p>
      <text:p text:style-name="P1"><text:span text:style-name="T49">13) Find customers in San Jose who have a rating above 200.</text:span></text:p>
      <text:p text:style-name="P1"><text:span text:style-name="T50"/></text:p>
      <text:p text:style-name="P1"><text:span text:style-name="T51">mysql&gt; select cnum,cname from customer where city='san jose' and rating&gt;200;</text:span></text:p>
      <text:p text:style-name="P1"><text:span text:style-name="T51">+------+----------+</text:span></text:p>
      <text:p text:style-name="P1"><text:span text:style-name="T51">| cnum | cname<text:s text:c="4"/>|</text:span></text:p>
      <text:p text:style-name="P1"><text:span text:style-name="T51">+------+----------+</text:span></text:p>
      <text:p text:style-name="P1"><text:span text:style-name="T51">| 2008 | cisneros |</text:span></text:p>
      <text:p text:style-name="P1"><text:span text:style-name="T51">+------+----------+</text:span></text:p>
      <text:p text:style-name="P1"><text:span text:style-name="T51">1 row in set (0.00 sec)</text:span></text:p>
      <text:p text:style-name="P1"><text:span text:style-name="T52"/></text:p>
      <text:p text:style-name="P1"><text:span text:style-name="T53">14) List the names and commissions of all salespeople in London.</text:span></text:p>
      <text:p text:style-name="P1"><text:span text:style-name="T54"/></text:p>
      <text:p text:style-name="P1"><text:span text:style-name="T55">mysql&gt; select sname,comm from salespeople where city='london';</text:span></text:p>
      <text:p text:style-name="P1"><text:span text:style-name="T55">+--------+------+</text:span></text:p>
      <text:p text:style-name="P1"><text:span text:style-name="T55">| sname<text:s text:c="2"/>| comm |</text:span></text:p>
      <text:p text:style-name="P1"><text:span text:style-name="T55">+--------+------+</text:span></text:p>
      <text:p text:style-name="P1"><text:span text:style-name="T55">| peel<text:s text:c="3"/>| 0.12 |</text:span></text:p>
      <text:p text:style-name="P1"><text:span text:style-name="T55">| motika | 0.11 |</text:span></text:p>
      <text:p text:style-name="P1"><text:span text:style-name="T55">| fran<text:s text:c="3"/>| 0.26 |</text:span></text:p>
      <text:p text:style-name="P1"><text:span text:style-name="T55">+--------+------+</text:span></text:p>
      <text:p text:style-name="P1"><text:span text:style-name="T55">3 rows in set (0.00 sec)</text:span></text:p>
      <text:p text:style-name="P1"><text:span text:style-name="T56"/></text:p>
      <text:p text:style-name="P1"><text:span text:style-name="T57">15) List all the orders of salesperson Motika from the Orders table.</text:span></text:p>
      <text:p text:style-name="P1"><text:span text:style-name="T58"/></text:p>
      <text:p text:style-name="P1"><text:span text:style-name="T59">mysql&gt; select onum,amt,odate from salespeople a,customer b,orders c where a.snum=b.snum and b.cnum=c.cnum and sname='motika';</text:span></text:p>
      <text:p text:style-name="P1"><text:span text:style-name="T59">+------+---------+------------+</text:span></text:p>
      <text:p text:style-name="P1"><text:span text:style-name="T59">| onum | amt<text:s text:c="5"/>| odate<text:s text:c="6"/>|</text:span></text:p>
      <text:p text:style-name="P1"><text:span text:style-name="T59">+------+---------+------------+</text:span></text:p>
      <text:p text:style-name="P1"><text:span text:style-name="T59">| 3002 | 1900.10 | 1996-03-10 |</text:span></text:p>
      <text:p text:style-name="P1"><text:span text:style-name="T59">+------+---------+------------+</text:span></text:p>
      <text:p text:style-name="P1"><text:span text:style-name="T59">1 row in set (0.00 sec)</text:span></text:p>
      <text:p text:style-name="P1"><text:span text:style-name="T60"/></text:p>
      <text:p text:style-name="P1"><text:span text:style-name="T60"/></text:p>
      <text:p text:style-name="P1"><text:span text:style-name="T61">16) Find all customers with orders on October 3.</text:span></text:p>
      <text:p text:style-name="P1"><text:span text:style-name="T62"/></text:p>
      <text:p text:style-name="P1"><text:span text:style-name="T63">mysql&gt; select distinct cname from customer a,orders b where a.cnum=b.cnum and odate='1996-03-10';</text:span></text:p>
      <text:p text:style-name="P1"><text:span text:style-name="T63">+----------+</text:span></text:p>
      <text:p text:style-name="P1"><text:span text:style-name="T63">| cname<text:s text:c="4"/>|</text:span></text:p>
      <text:p text:style-name="P1"><text:span text:style-name="T63">+----------+</text:span></text:p>
      <text:p text:style-name="P1"><text:span text:style-name="T63">| cisneros |</text:span></text:p>
      <text:p text:style-name="P1"><text:span text:style-name="T63">| pereira<text:s text:c="2"/>|</text:span></text:p>
      <text:p text:style-name="P1"><text:span text:style-name="T63">| hoffman<text:s text:c="2"/>|</text:span></text:p>
      <text:p text:style-name="P1"><text:span text:style-name="T63">| liu<text:s text:c="6"/>|</text:span></text:p>
      <text:p text:style-name="P1"><text:span text:style-name="T63">+----------+</text:span></text:p>
      <text:p text:style-name="P1"><text:span text:style-name="T63">4 rows in set (0.01 sec)</text:span></text:p>
      <text:p text:style-name="P1"><text:span text:style-name="T64"/></text:p>
      <text:p text:style-name="P1"><text:span text:style-name="T65">17) Give the sums of the amounts from the Orders table, grouped by date, eliminating all those</text:span></text:p>
      <text:p text:style-name="P1"><text:span text:style-name="T65">dates where the SUM was not at least 2000.00 above the MAX amount.</text:span></text:p>
      <text:p text:style-name="P1"><text:span text:style-name="T66"/></text:p>
      <text:p text:style-name="P1"><text:span text:style-name="T67">mysql&gt; select odate,sum(amt) as total from orders group by odate having total&gt;(select max(amt) from orders);</text:span></text:p>
      <text:p text:style-name="P1"><text:span text:style-name="T67">+------------+----------+</text:span></text:p>
      <text:p text:style-name="P1"><text:span text:style-name="T67">| odate<text:s text:c="6"/>| total<text:s text:c="4"/>|</text:span></text:p>
      <text:p text:style-name="P1"><text:span text:style-name="T67">+------------+----------+</text:span></text:p>
      <text:p text:style-name="P1"><text:span text:style-name="T67">| 1996-06-10 | 11201.83 |</text:span></text:p>
      <text:p text:style-name="P1"><text:span text:style-name="T67">+------------+----------+</text:span></text:p>
      <text:p text:style-name="P1"><text:span text:style-name="T67">1 row in set (0.00 sec)</text:span></text:p>
      <text:p text:style-name="P1"><text:span text:style-name="T68"/></text:p>
      <text:p text:style-name="P1"><text:span text:style-name="T69">18) Select all orders that had amounts that were greater than at least one of the orders from</text:span></text:p>
      <text:p text:style-name="P1"><text:span text:style-name="T69">October 6.</text:span></text:p>
      <text:p text:style-name="P1"><text:span text:style-name="T70"/></text:p>
      <text:p text:style-name="P1"><text:span text:style-name="T71">mysql&gt; select * from orders where odate!='1996-06-10' and amt &gt;(select min(amt) from orders where odate='1996-06-10');</text:span></text:p>
      <text:p text:style-name="P1"><text:span text:style-name="T71">+------+---------+------------+------+</text:span></text:p>
      <text:p text:style-name="P1"><text:span text:style-name="T71">| onum | amt<text:s text:c="5"/>| odate<text:s text:c="6"/>| cnum |</text:span></text:p>
      <text:p text:style-name="P1"><text:span text:style-name="T71">+------+---------+------------+------+</text:span></text:p>
      <text:p text:style-name="P1"><text:span text:style-name="T71">| 3002 | 1900.10 | 1996-03-10 | 2007 |</text:span></text:p>
      <text:p text:style-name="P1"><text:span text:style-name="T71">| 3005 | 5160.45 | 1996-03-10 | 2003 |</text:span></text:p>
      <text:p text:style-name="P1"><text:span text:style-name="T71">| 3008 | 4723.00 | 1996-05-10 | 2006 |</text:span></text:p>
      <text:p text:style-name="P1"><text:span text:style-name="T71">| 3009 | 1713.23 | 1996-04-10 | 2002 |</text:span></text:p>
      <text:p text:style-name="P1"><text:span text:style-name="T71">+------+---------+------------+------+</text:span></text:p>
      <text:p text:style-name="P1"><text:span text:style-name="T71">4 rows in set (0.00 sec)</text:span></text:p>
      <text:p text:style-name="P1"><text:span text:style-name="T72"/></text:p>
      <text:p text:style-name="P1"><text:span text:style-name="T73">19) Write a query that uses the EXISTS operator to extract all salespeople who have customers</text:span></text:p>
      <text:p text:style-name="P1"><text:span text:style-name="T73">with a rating of 300.</text:span></text:p>
      <text:p text:style-name="P1"><text:span text:style-name="T74"/></text:p>
      <text:p text:style-name="P1"><text:span text:style-name="T75">mysql&gt; select sname from salespeople a where exists(select b.snum from customer b where b.rating=300 and a.snum=b.snum);</text:span></text:p>
      <text:p text:style-name="P1"><text:span text:style-name="T75">+--------+</text:span></text:p>
      <text:p text:style-name="P1"><text:span text:style-name="T75">| sname<text:s text:c="2"/>|</text:span></text:p>
      <text:p text:style-name="P1"><text:span text:style-name="T75">+--------+</text:span></text:p>
      <text:p text:style-name="P1"><text:span text:style-name="T75">| serres |</text:span></text:p>
      <text:p text:style-name="P1"><text:span text:style-name="T75">| rifkin |</text:span></text:p>
      <text:p text:style-name="P1"><text:span text:style-name="T75">+--------+</text:span></text:p>
      <text:p text:style-name="P1"><text:span text:style-name="T75">2 rows in set (0.00 sec)</text:span></text:p>
      <text:p text:style-name="P1"><text:span text:style-name="T76"/></text:p>
      <text:p text:style-name="P1"><text:span text:style-name="T77">20) Find all pairs of customers having the same rating.</text:span></text:p>
      <text:p text:style-name="P1"><text:span text:style-name="T78"/></text:p>
      <text:p text:style-name="P1"><text:span text:style-name="T79">mysql&gt; select a.cname,b.cname,a.rating from customer a, customer b where a.rating=b.rating and a.cnum!=b.cnum;</text:span></text:p>
      <text:p text:style-name="P1"><text:span text:style-name="T79">+----------+----------+--------+</text:span></text:p>
      <text:p text:style-name="P1"><text:span text:style-name="T79">| cname<text:s text:c="4"/>| cname<text:s text:c="4"/>| rating |</text:span></text:p>
      <text:p text:style-name="P1"><text:span text:style-name="T79">+----------+----------+--------+</text:span></text:p>
      <text:p text:style-name="P1"><text:span text:style-name="T79">| clemens<text:s text:c="2"/>| hoffman<text:s text:c="2"/>|<text:s text:c="4"/>100 |</text:span></text:p>
      <text:p text:style-name="P1"><text:span text:style-name="T79">| pereira<text:s text:c="2"/>| hoffman<text:s text:c="2"/>|<text:s text:c="4"/>100 |</text:span></text:p>
      <text:p text:style-name="P1"><text:span text:style-name="T79">| liu<text:s text:c="6"/>| giovanni |<text:s text:c="4"/>200 |</text:span></text:p>
      <text:p text:style-name="P1"><text:span text:style-name="T79">| giovanni | liu<text:s text:c="6"/>|<text:s text:c="4"/>200 |</text:span></text:p>
      <text:p text:style-name="P1"><text:span text:style-name="T79">| cisneros | grass<text:s text:c="4"/>|<text:s text:c="4"/>300 |</text:span></text:p>
      <text:p text:style-name="P1"><text:span text:style-name="T79">| hoffman<text:s text:c="2"/>| clemens<text:s text:c="2"/>|<text:s text:c="4"/>100 |</text:span></text:p>
      <text:p text:style-name="P1"><text:span text:style-name="T79">| pereira<text:s text:c="2"/>| clemens<text:s text:c="2"/>|<text:s text:c="4"/>100 |</text:span></text:p>
      <text:p text:style-name="P1"><text:span text:style-name="T79">| hoffman<text:s text:c="2"/>| pereira<text:s text:c="2"/>|<text:s text:c="4"/>100 |</text:span></text:p>
      <text:p text:style-name="P1"><text:span text:style-name="T79">| clemens<text:s text:c="2"/>| pereira<text:s text:c="2"/>|<text:s text:c="4"/>100 |</text:span></text:p>
      <text:p text:style-name="P1"><text:span text:style-name="T79">| grass<text:s text:c="4"/>| cisneros |<text:s text:c="4"/>300 |</text:span></text:p>
      <text:p text:style-name="P1"><text:span text:style-name="T79">+----------+----------+--------+</text:span></text:p>
      <text:p text:style-name="P1"><text:span text:style-name="T79">10 rows in set (0.00 sec)</text:span></text:p>
      <text:p text:style-name="P1"><text:span text:style-name="T80"/></text:p>
      <text:p text:style-name="P1"><text:span text:style-name="T81">21) Find all customers whose CNUM is 1000 above the SNUM of Serres.</text:span></text:p>
      <text:p text:style-name="P1"><text:span text:style-name="T82"/></text:p>
      <text:p text:style-name="P1"><text:span text:style-name="T83">mysql&gt; select cnum,cname from customer a where (cnum-1000) &gt; (select snum from salespeople b<text:s text:c="2"/>where sname='serres');</text:span></text:p>
      <text:p text:style-name="P1"><text:span text:style-name="T83">+------+----------+</text:span></text:p>
      <text:p text:style-name="P1"><text:span text:style-name="T83">| cnum | cname<text:s text:c="4"/>|</text:span></text:p>
      <text:p text:style-name="P1"><text:span text:style-name="T83">+------+----------+</text:span></text:p>
      <text:p text:style-name="P1"><text:span text:style-name="T83">| 2003 | liu<text:s text:c="6"/>|</text:span></text:p>
      <text:p text:style-name="P1"><text:span text:style-name="T83">| 2004 | grass<text:s text:c="4"/>|</text:span></text:p>
      <text:p text:style-name="P1"><text:span text:style-name="T83">| 2006 | clemens<text:s text:c="2"/>|</text:span></text:p>
      <text:p text:style-name="P1"><text:span text:style-name="T83">| 2007 | pereira<text:s text:c="2"/>|</text:span></text:p>
      <text:p text:style-name="P1"><text:span text:style-name="T83">| 2008 | cisneros |</text:span></text:p>
      <text:p text:style-name="P1"><text:span text:style-name="T83">+------+----------+</text:span></text:p>
      <text:p text:style-name="P1"><text:span text:style-name="T83">5 rows in set (0.07 sec)</text:span></text:p>
      <text:p text:style-name="P1"><text:span text:style-name="T84"/></text:p>
      <text:p text:style-name="P1"><text:span text:style-name="T85">22) Give the salespeople’s commissions as percentages instead of decimal numbers.</text:span></text:p>
      <text:p text:style-name="P1"><text:span text:style-name="T86"/></text:p>
      <text:p text:style-name="P1"><text:span text:style-name="T87">mysql&gt; select sname, concat(comm *100,'%') as comm_percent from salespeople;</text:span></text:p>
      <text:p text:style-name="P1"><text:span text:style-name="T87">+---------+--------------+</text:span></text:p>
      <text:p text:style-name="P1"><text:span text:style-name="T87">| sname<text:s text:c="3"/>| comm_percent |</text:span></text:p>
      <text:p text:style-name="P1"><text:span text:style-name="T87">+---------+--------------+</text:span></text:p>
      <text:p text:style-name="P1"><text:span text:style-name="T87">| peel<text:s text:c="4"/>| 12.00%<text:s text:c="7"/>|</text:span></text:p>
      <text:p text:style-name="P1"><text:span text:style-name="T87">| serres<text:s text:c="2"/>| 13.00%<text:s text:c="7"/>|</text:span></text:p>
      <text:p text:style-name="P1"><text:span text:style-name="T87">| axelrod | 10.00%<text:s text:c="7"/>|</text:span></text:p>
      <text:p text:style-name="P1"><text:span text:style-name="T87">| motika<text:s text:c="2"/>| 11.00%<text:s text:c="7"/>|</text:span></text:p>
      <text:p text:style-name="P1"><text:span text:style-name="T87">| fran<text:s text:c="4"/>| 26.00%<text:s text:c="7"/>|</text:span></text:p>
      <text:p text:style-name="P1"><text:span text:style-name="T87">| rifkin<text:s text:c="2"/>| 15.00%<text:s text:c="7"/>|</text:span></text:p>
      <text:p text:style-name="P1"><text:span text:style-name="T87">+---------+--------------+</text:span></text:p>
      <text:p text:style-name="P1"><text:span text:style-name="T87">6 rows in set (0.38 sec)</text:span></text:p>
      <text:p text:style-name="P1"><text:span text:style-name="T88"/></text:p>
      <text:p text:style-name="P1"><text:span text:style-name="T88"/></text:p>
      <text:p text:style-name="P1"><text:span text:style-name="T89">23) Find the largest order taken by each salesperson on each date, eliminating those MAX orders which are less than $3000.00 in value.</text:span></text:p>
      <text:p text:style-name="P1"><text:span text:style-name="T90"/></text:p>
      <text:p text:style-name="P1"><text:span text:style-name="T91">mysql&gt; select max(amt),a.snum,b.cnum,odate from salespeople a, customer b, orders c where a.snum=b.snum and b.cnum=c.cnum group by odate, cnum having max(amt)&gt;3000;</text:span></text:p>
      <text:p text:style-name="P1"><text:span text:style-name="T91">+----------+------+------+------------+</text:span></text:p>
      <text:p text:style-name="P1"><text:span text:style-name="T91">| max(amt) | snum | cnum | odate<text:s text:c="6"/>|</text:span></text:p>
      <text:p text:style-name="P1"><text:span text:style-name="T91">+----------+------+------+------------+</text:span></text:p>
      <text:p text:style-name="P1"><text:span text:style-name="T91">|<text:s text:c="2"/>5160.45 | 1002 | 2003 | 1996-03-10 |</text:span></text:p>
      <text:p text:style-name="P1"><text:span text:style-name="T91">|<text:s text:c="2"/>4723.00 | 1001 | 2006 | 1996-05-10 |</text:span></text:p>
      <text:p text:style-name="P1"><text:span text:style-name="T91">|<text:s text:c="2"/>9891.88 | 1001 | 2006 | 1996-06-10 |</text:span></text:p>
      <text:p text:style-name="P1"><text:span text:style-name="T91">+----------+------+------+------------+</text:span></text:p>
      <text:p text:style-name="P1"><text:span text:style-name="T91">3 rows in set (0.01 sec)</text:span></text:p>
      <text:p text:style-name="P1"><text:span text:style-name="T92"/></text:p>
      <text:p text:style-name="P1"><text:span text:style-name="T93">24) List the largest orders for October 3, for each salesperson.</text:span></text:p>
      <text:p text:style-name="P1"><text:span text:style-name="T94"/></text:p>
      <text:p text:style-name="P1"><text:span text:style-name="T95">mysql&gt; select odate,a.snum,a.sname,max(amt) from salespeople a,customer b,orders c where a.snum=b.snum and b.cnum=c.cnum and odate='1996-03-10' group by odate,a.snum order by odate,a.snum;</text:span></text:p>
      <text:p text:style-name="P1"><text:span text:style-name="T95">+------------+------+--------+----------+</text:span></text:p>
      <text:p text:style-name="P1"><text:span text:style-name="T95">| odate<text:s text:c="6"/>| snum | sname<text:s text:c="2"/>| max(amt) |</text:span></text:p>
      <text:p text:style-name="P1"><text:span text:style-name="T95">+------------+------+--------+----------+</text:span></text:p>
      <text:p text:style-name="P1"><text:span text:style-name="T95">| 1996-03-10 | 1001 | peel<text:s text:c="3"/>|<text:s text:c="3"/>767.19 |</text:span></text:p>
      <text:p text:style-name="P1"><text:span text:style-name="T95">| 1996-03-10 | 1002 | serres |<text:s text:c="2"/>5160.45 |</text:span></text:p>
      <text:p text:style-name="P1"><text:span text:style-name="T95">| 1996-03-10 | 1004 | motika |<text:s text:c="2"/>1900.10 |</text:span></text:p>
      <text:p text:style-name="P1"><text:span text:style-name="T95">| 1996-03-10 | 1007 | rifkin |<text:s text:c="2"/>1098.16 |</text:span></text:p>
      <text:p text:style-name="P1"><text:span text:style-name="T95">+------------+------+--------+----------+</text:span></text:p>
      <text:p text:style-name="P1"><text:span text:style-name="T95">4 rows in set (0.00 sec)</text:span></text:p>
      <text:p text:style-name="P1"><text:span text:style-name="T96"/></text:p>
      <text:p text:style-name="P1"><text:span text:style-name="T97">25) Find all customers located in cities where Serres (SNUM 1002) has customers.</text:span></text:p>
      <text:p text:style-name="P1"><text:span text:style-name="T98"/></text:p>
      <text:p text:style-name="P1"><text:span text:style-name="T99">mysql&gt; select cname,b.city from salespeople a, customer b where a.snum=b.snum and b.snum = (select snum from salespeople where sname='serres');</text:span></text:p>
      <text:p text:style-name="P1"><text:span text:style-name="T99">+-------+----------+</text:span></text:p>
      <text:p text:style-name="P1"><text:span text:style-name="T99">| cname | city<text:s text:c="5"/>|</text:span></text:p>
      <text:p text:style-name="P1"><text:span text:style-name="T99">+-------+----------+</text:span></text:p>
      <text:p text:style-name="P1"><text:span text:style-name="T99">| liu<text:s text:c="3"/>| san jose |</text:span></text:p>
      <text:p text:style-name="P1"><text:span text:style-name="T99">| grass | berlin<text:s text:c="3"/>|</text:span></text:p>
      <text:p text:style-name="P1"><text:span text:style-name="T99">+-------+----------+</text:span></text:p>
      <text:p text:style-name="P1"><text:span text:style-name="T99">2 rows in set (0.09 sec)</text:span></text:p>
      <text:p text:style-name="P1"><text:span text:style-name="T100"/></text:p>
      <text:p text:style-name="P1"><text:span text:style-name="T101">26) Select all customers with a rating above 200.00.</text:span></text:p>
      <text:p text:style-name="P1"><text:span text:style-name="T102"/></text:p>
      <text:p text:style-name="P1"><text:span text:style-name="T103">mysql&gt; select cnum,cname from customer where rating&gt;200;</text:span></text:p>
      <text:p text:style-name="P1"><text:span text:style-name="T103">+------+----------+</text:span></text:p>
      <text:p text:style-name="P1"><text:span text:style-name="T103">| cnum | cname<text:s text:c="4"/>|</text:span></text:p>
      <text:p text:style-name="P1"><text:span text:style-name="T103">+------+----------+</text:span></text:p>
      <text:p text:style-name="P1"><text:span text:style-name="T103">| 2004 | grass<text:s text:c="4"/>|</text:span></text:p>
      <text:p text:style-name="P1"><text:span text:style-name="T103">| 2008 | cisneros |</text:span></text:p>
      <text:p text:style-name="P1"><text:span text:style-name="T103">+------+----------+</text:span></text:p>
      <text:p text:style-name="P1"><text:span text:style-name="T103">2 rows in set (0.00 sec)</text:span></text:p>
      <text:p text:style-name="P1"><text:span text:style-name="T104"/></text:p>
      <text:p text:style-name="P1"><text:span text:style-name="T105">27) Count the number of salespeople currently listing orders in the Orders table.</text:span></text:p>
      <text:p text:style-name="P1"><text:span text:style-name="T106"/></text:p>
      <text:p text:style-name="P1"><text:span text:style-name="T107">mysql&gt; select count(distinct (sname)) from salespeople a, customer b, orders c where a.snum=b.snum and b.cnum=c.cnum;</text:span></text:p>
      <text:p text:style-name="P1"><text:span text:style-name="T107">+-------------------------+</text:span></text:p>
      <text:p text:style-name="P1"><text:span text:style-name="T107">| count(distinct (sname)) |</text:span></text:p>
      <text:p text:style-name="P1"><text:span text:style-name="T107">+-------------------------+</text:span></text:p>
      <text:p text:style-name="P1"><text:span text:style-name="T107">|<text:s text:c="23"/>5 |</text:span></text:p>
      <text:p text:style-name="P1"><text:span text:style-name="T107">+-------------------------+</text:span></text:p>
      <text:p text:style-name="P1"><text:span text:style-name="T107">1 row in set (0.01 sec)</text:span></text:p>
      <text:p text:style-name="P1"><text:span text:style-name="T108"/></text:p>
      <text:p text:style-name="P1"><text:span text:style-name="T109">28) Write a query that produces all customers serviced by salespeople with a commission above</text:span></text:p>
      <text:p text:style-name="P1"><text:span text:style-name="T109">12%. Output the customer’s name and the salesperson’s rate of commission.</text:span></text:p>
      <text:p text:style-name="P1"><text:span text:style-name="T110"/></text:p>
      <text:p text:style-name="P1"><text:span text:style-name="T111">mysql&gt; select cnum,cname,comm from salespeople a, customer b where a.snum=b.snum and comm&gt;0.12;</text:span></text:p>
      <text:p text:style-name="P1"><text:span text:style-name="T111">+------+----------+------+</text:span></text:p>
      <text:p text:style-name="P1"><text:span text:style-name="T111">| cnum | cname<text:s text:c="4"/>| comm |</text:span></text:p>
      <text:p text:style-name="P1"><text:span text:style-name="T111">+------+----------+------+</text:span></text:p>
      <text:p text:style-name="P1"><text:span text:style-name="T111">| 2003 | liu<text:s text:c="6"/>| 0.13 |</text:span></text:p>
      <text:p text:style-name="P1"><text:span text:style-name="T111">| 2004 | grass<text:s text:c="4"/>| 0.13 |</text:span></text:p>
      <text:p text:style-name="P1"><text:span text:style-name="T111">| 2008 | cisneros | 0.15 |</text:span></text:p>
      <text:p text:style-name="P1"><text:span text:style-name="T111">+------+----------+------+</text:span></text:p>
      <text:p text:style-name="P1"><text:span text:style-name="T111">3 rows in set (0.00 sec)</text:span></text:p>
      <text:p text:style-name="P1"><text:span text:style-name="T112"/></text:p>
      <text:p text:style-name="P1"><text:span text:style-name="T113">29) Find salespeople who have multiple customers.</text:span></text:p>
      <text:p text:style-name="P1"><text:span text:style-name="T114"/></text:p>
      <text:p text:style-name="P1"><text:span text:style-name="T115">mysql&gt; select count(cnum),b.snum,sname from customer a, salespeople b where a.snum=b.snum group by snum having count(cnum) &gt;1;</text:span></text:p>
      <text:p text:style-name="P1"><text:span text:style-name="T115">+-------------+------+--------+</text:span></text:p>
      <text:p text:style-name="P1"><text:span text:style-name="T115">| count(cnum) | snum | sname<text:s text:c="2"/>|</text:span></text:p>
      <text:p text:style-name="P1"><text:span text:style-name="T115">+-------------+------+--------+</text:span></text:p>
      <text:p text:style-name="P1"><text:span text:style-name="T115">|<text:s text:c="11"/>2 | 1001 | peel<text:s text:c="3"/>|</text:span></text:p>
      <text:p text:style-name="P1"><text:span text:style-name="T115">|<text:s text:c="11"/>2 | 1002 | serres |</text:span></text:p>
      <text:p text:style-name="P1"><text:span text:style-name="T115">+-------------+------+--------+</text:span></text:p>
      <text:p text:style-name="P1"><text:span text:style-name="T115">2 rows in set (0.00 sec)</text:span></text:p>
      <text:p text:style-name="P1"><text:span text:style-name="T116"/></text:p>
      <text:p text:style-name="P1"><text:span text:style-name="T117">30) Find salespeople with customers located in their city.</text:span></text:p>
      <text:p text:style-name="P1"><text:span text:style-name="T118"/></text:p>
      <text:p text:style-name="P1"><text:span text:style-name="T119">mysql&gt; select a.snum,sname,a.city,b.cname from salespeople a ,customer b where a.snum=b.snum and a.city=b.city;</text:span></text:p>
      <text:p text:style-name="P1"><text:span text:style-name="T119">+------+--------+----------+---------+</text:span></text:p>
      <text:p text:style-name="P1"><text:span text:style-name="T119">| snum | sname<text:s text:c="2"/>| city<text:s text:c="5"/>| cname<text:s text:c="3"/>|</text:span></text:p>
      <text:p text:style-name="P1"><text:span text:style-name="T119">+------+--------+----------+---------+</text:span></text:p>
      <text:p text:style-name="P1"><text:span text:style-name="T119">| 1001 | peel<text:s text:c="3"/>| london<text:s text:c="3"/>| hoffman |</text:span></text:p>
      <text:p text:style-name="P1"><text:span text:style-name="T119">| 1002 | serres | san jose | liu<text:s text:c="5"/>|</text:span></text:p>
      <text:p text:style-name="P1"><text:span text:style-name="T119">| 1001 | peel<text:s text:c="3"/>| london<text:s text:c="3"/>| clemens |</text:span></text:p>
      <text:p text:style-name="P1"><text:span text:style-name="T119">+------+--------+----------+---------+</text:span></text:p>
      <text:p text:style-name="P1"><text:span text:style-name="T119">3 rows in set (0.00 sec)</text:span></text:p>
      <text:p text:style-name="P1"><text:span text:style-name="T120"/></text:p>
      <text:p text:style-name="P1"><text:span text:style-name="T121">32) Write a query that uses a subquery to obtain all orders for the customer named Cisneros.</text:span></text:p>
      <text:p text:style-name="P1"><text:span text:style-name="T121">Assume you do not know his customer number.</text:span></text:p>
      <text:p text:style-name="P1"><text:span text:style-name="T122"/></text:p>
      <text:p text:style-name="P1"><text:span text:style-name="T123">mysql&gt; select onum,amt, odate from orders where cnum =(select cnum from customer where cname ='cisneros');</text:span></text:p>
      <text:p text:style-name="P1"><text:span text:style-name="T123">+------+---------+------------+</text:span></text:p>
      <text:p text:style-name="P1"><text:span text:style-name="T123">| onum | amt<text:s text:c="5"/>| odate<text:s text:c="6"/>|</text:span></text:p>
      <text:p text:style-name="P1"><text:span text:style-name="T123">+------+---------+------------+</text:span></text:p>
      <text:p text:style-name="P1"><text:span text:style-name="T123">| 3001 |<text:s text:c="3"/>18.69 | 1996-03-10 |</text:span></text:p>
      <text:p text:style-name="P1"><text:span text:style-name="T123">| 3006 | 1098.16 | 1996-03-10 |</text:span></text:p>
      <text:p text:style-name="P1"><text:span text:style-name="T123">+------+---------+------------+</text:span></text:p>
      <text:p text:style-name="P1"><text:span text:style-name="T123">2 rows in set (0.00 sec)</text:span></text:p>
      <text:p text:style-name="P1"><text:span text:style-name="T124"/></text:p>
      <text:p text:style-name="P1"><text:span text:style-name="T125">33) Find the largest orders for Serres and Rifkin.</text:span></text:p>
      <text:p text:style-name="P1"><text:span text:style-name="T126"/></text:p>
      <text:p text:style-name="P1"><text:span text:style-name="T127">mysql&gt; select onum,amt,odate,cnum from orders where cnum in (select cnum from customer where snum in (select snum from salespeople where (sname='rifkin' or sname='serres')));</text:span></text:p>
      <text:p text:style-name="P1"><text:span text:style-name="T127">+------+---------+------------+------+</text:span></text:p>
      <text:p text:style-name="P1"><text:span text:style-name="T127">| onum | amt<text:s text:c="5"/>| odate<text:s text:c="6"/>| cnum |</text:span></text:p>
      <text:p text:style-name="P1"><text:span text:style-name="T127">+------+---------+------------+------+</text:span></text:p>
      <text:p text:style-name="P1"><text:span text:style-name="T127">| 3005 | 5160.45 | 1996-03-10 | 2003 |</text:span></text:p>
      <text:p text:style-name="P1"><text:span text:style-name="T127">| 3010 | 1309.95 | 1996-06-10 | 2004 |</text:span></text:p>
      <text:p text:style-name="P1"><text:span text:style-name="T127">| 3001 |<text:s text:c="3"/>18.69 | 1996-03-10 | 2008 |</text:span></text:p>
      <text:p text:style-name="P1"><text:span text:style-name="T127">| 3006 | 1098.16 | 1996-03-10 | 2008 |</text:span></text:p>
      <text:p text:style-name="P1"><text:span text:style-name="T127">+------+---------+------------+------+</text:span></text:p>
      <text:p text:style-name="P1"><text:span text:style-name="T127">4 rows in set (0.00 sec)</text:span></text:p>
      <text:p text:style-name="P1"><text:span text:style-name="T128"/></text:p>
      <text:p text:style-name="P1"><text:span text:style-name="T129">34) Extract the Salespeople table in the following order : SNUM, SNAME, COMMISSION, CITY.</text:span></text:p>
      <text:p text:style-name="P1"><text:span text:style-name="T130"/></text:p>
      <text:p text:style-name="P1"><text:span text:style-name="T131">mysql&gt; select snum,sname,comm,city from salespeople;</text:span></text:p>
      <text:p text:style-name="P1"><text:span text:style-name="T131">+------+---------+------+-----------+</text:span></text:p>
      <text:p text:style-name="P1"><text:span text:style-name="T131">| snum | sname<text:s text:c="3"/>| comm | city<text:s text:c="6"/>|</text:span></text:p>
      <text:p text:style-name="P1"><text:span text:style-name="T131">+------+---------+------+-----------+</text:span></text:p>
      <text:p text:style-name="P1"><text:span text:style-name="T131">| 1001 | peel<text:s text:c="4"/>| 0.12 | london<text:s text:c="4"/>|</text:span></text:p>
      <text:p text:style-name="P1"><text:span text:style-name="T131">| 1002 | serres<text:s text:c="2"/>| 0.13 | san jose<text:s text:c="2"/>|</text:span></text:p>
      <text:p text:style-name="P1"><text:span text:style-name="T131">| 1003 | axelrod | 0.10 | new york<text:s text:c="2"/>|</text:span></text:p>
      <text:p text:style-name="P1"><text:span text:style-name="T131">| 1004 | motika<text:s text:c="2"/>| 0.11 | london<text:s text:c="4"/>|</text:span></text:p>
      <text:p text:style-name="P1"><text:span text:style-name="T131">| 1005 | fran<text:s text:c="4"/>| 0.26 | london<text:s text:c="4"/>|</text:span></text:p>
      <text:p text:style-name="P1"><text:span text:style-name="T131">| 1007 | rifkin<text:s text:c="2"/>| 0.15 | barcelona |</text:span></text:p>
      <text:p text:style-name="P1"><text:span text:style-name="T131">+------+---------+------+-----------+</text:span></text:p>
      <text:p text:style-name="P1"><text:span text:style-name="T131">6 rows in set (0.00 sec)</text:span></text:p>
      <text:p text:style-name="P1"><text:span text:style-name="T132"/></text:p>
      <text:p text:style-name="P1"><text:span text:style-name="T133">35) Select all customers whose names fall in between ‘A’ and ‘G’ alphabetical range.</text:span></text:p>
      <text:p text:style-name="P1"><text:span text:style-name="T134"/></text:p>
      <text:p text:style-name="P1"><text:span text:style-name="T135">mysql&gt; select cname from customer where cname between 'a' and 'g';</text:span></text:p>
      <text:p text:style-name="P1"><text:span text:style-name="T135">+----------+</text:span></text:p>
      <text:p text:style-name="P1"><text:span text:style-name="T135">| cname<text:s text:c="4"/>|</text:span></text:p>
      <text:p text:style-name="P1"><text:span text:style-name="T135">+----------+</text:span></text:p>
      <text:p text:style-name="P1"><text:span text:style-name="T135">| clemens<text:s text:c="2"/>|</text:span></text:p>
      <text:p text:style-name="P1"><text:span text:style-name="T135">| cisneros |</text:span></text:p>
      <text:p text:style-name="P1"><text:span text:style-name="T135">+----------+</text:span></text:p>
      <text:p text:style-name="P1"><text:span text:style-name="T135">2 rows in set (0.07 sec)</text:span></text:p>
      <text:p text:style-name="P1"><text:span text:style-name="T136"/></text:p>
      <text:p text:style-name="P1"><text:span text:style-name="T137">36) Select all the possible combinations of customers that you can assign.</text:span></text:p>
      <text:p text:style-name="P1"><text:span text:style-name="T138"/></text:p>
      <text:p text:style-name="P1"><text:span text:style-name="T139">mysql&gt; select a.cname,b.cname,a.city from customer a, customer b where a.cnum!=b.cnum and a.city=b.city;</text:span></text:p>
      <text:p text:style-name="P1"><text:span text:style-name="T139">+----------+----------+----------+</text:span></text:p>
      <text:p text:style-name="P1"><text:span text:style-name="T139">| cname<text:s text:c="4"/>| cname<text:s text:c="4"/>| city<text:s text:c="5"/>|</text:span></text:p>
      <text:p text:style-name="P1"><text:span text:style-name="T139">+----------+----------+----------+</text:span></text:p>
      <text:p text:style-name="P1"><text:span text:style-name="T139">| clemens<text:s text:c="2"/>| hoffman<text:s text:c="2"/>| london<text:s text:c="3"/>|</text:span></text:p>
      <text:p text:style-name="P1"><text:span text:style-name="T139">| pereira<text:s text:c="2"/>| giovanni | rome<text:s text:c="5"/>|</text:span></text:p>
      <text:p text:style-name="P1"><text:span text:style-name="T139">| cisneros | liu<text:s text:c="6"/>| san jose |</text:span></text:p>
      <text:p text:style-name="P1"><text:span text:style-name="T139">| hoffman<text:s text:c="2"/>| clemens<text:s text:c="2"/>| london<text:s text:c="3"/>|</text:span></text:p>
      <text:p text:style-name="P1"><text:span text:style-name="T139">| giovanni | pereira<text:s text:c="2"/>| rome<text:s text:c="5"/>|</text:span></text:p>
      <text:p text:style-name="P1"><text:span text:style-name="T139">| liu<text:s text:c="6"/>| cisneros | san jose |</text:span></text:p>
      <text:p text:style-name="P1"><text:span text:style-name="T139">+----------+----------+----------+</text:span></text:p>
      <text:p text:style-name="P1"><text:span text:style-name="T139">6 rows in set (0.00 sec)</text:span></text:p>
      <text:p text:style-name="P1"><text:span text:style-name="T140"/></text:p>
      <text:p text:style-name="P1"><text:span text:style-name="T141">37) Select all orders that are greater than the average for October 4.</text:span></text:p>
      <text:p text:style-name="P1"><text:span text:style-name="T142"/></text:p>
      <text:p text:style-name="P1"><text:span text:style-name="T143">mysql&gt; select onum,amt,odate,cnum from orders where amt&gt; (select avg(amt) from orders where odate='1996-04-10');</text:span></text:p>
      <text:p text:style-name="P1"><text:span text:style-name="T143">+------+---------+------------+------+</text:span></text:p>
      <text:p text:style-name="P1"><text:span text:style-name="T143">| onum | amt<text:s text:c="5"/>| odate<text:s text:c="6"/>| cnum |</text:span></text:p>
      <text:p text:style-name="P1"><text:span text:style-name="T143">+------+---------+------------+------+</text:span></text:p>
      <text:p text:style-name="P1"><text:span text:style-name="T143">| 3002 | 1900.10 | 1996-03-10 | 2007 |</text:span></text:p>
      <text:p text:style-name="P1"><text:span text:style-name="T143">| 3005 | 5160.45 | 1996-03-10 | 2003 |</text:span></text:p>
      <text:p text:style-name="P1"><text:span text:style-name="T143">| 3006 | 1098.16 | 1996-03-10 | 2008 |</text:span></text:p>
      <text:p text:style-name="P1"><text:span text:style-name="T143">| 3008 | 4723.00 | 1996-05-10 | 2006 |</text:span></text:p>
      <text:p text:style-name="P1"><text:span text:style-name="T143">| 3009 | 1713.23 | 1996-04-10 | 2002 |</text:span></text:p>
      <text:p text:style-name="P1"><text:span text:style-name="T143">| 3010 | 1309.95 | 1996-06-10 | 2004 |</text:span></text:p>
      <text:p text:style-name="P1"><text:span text:style-name="T143">| 3011 | 9891.88 | 1996-06-10 | 2006 |</text:span></text:p>
      <text:p text:style-name="P1"><text:span text:style-name="T143">+------+---------+------------+------+</text:span></text:p>
      <text:p text:style-name="P1"><text:span text:style-name="T143">7 rows in set (0.00 sec)</text:span></text:p>
      <text:p text:style-name="P1"><text:span text:style-name="T144"/></text:p>
      <text:p text:style-name="P1"><text:span text:style-name="T145">38) Write a select command using a corelated subquery that selects the names and numbers of all customers with ratings equal to the maximum for their city.</text:span></text:p>
      <text:p text:style-name="P1"><text:span text:style-name="T146"/></text:p>
      <text:p text:style-name="P1"><text:span text:style-name="T147">mysql&gt; select cnum,cname,city,rating from customer where rating in (select max(rating) from customer group by city);</text:span></text:p>
      <text:p text:style-name="P1"><text:span text:style-name="T147">+------+----------+----------+--------+</text:span></text:p>
      <text:p text:style-name="P1"><text:span text:style-name="T147">| cnum | cname<text:s text:c="4"/>| city<text:s text:c="5"/>| rating |</text:span></text:p>
      <text:p text:style-name="P1"><text:span text:style-name="T147">+------+----------+----------+--------+</text:span></text:p>
      <text:p text:style-name="P1"><text:span text:style-name="T147">| 2001 | hoffman<text:s text:c="2"/>| london<text:s text:c="3"/>|<text:s text:c="4"/>100 |</text:span></text:p>
      <text:p text:style-name="P1"><text:span text:style-name="T147">| 2002 | giovanni | rome<text:s text:c="5"/>|<text:s text:c="4"/>200 |</text:span></text:p>
      <text:p text:style-name="P1"><text:span text:style-name="T147">| 2003 | liu<text:s text:c="6"/>| san jose |<text:s text:c="4"/>200 |</text:span></text:p>
      <text:p text:style-name="P1"><text:span text:style-name="T147">| 2004 | grass<text:s text:c="4"/>| berlin<text:s text:c="3"/>|<text:s text:c="4"/>300 |</text:span></text:p>
      <text:p text:style-name="P1"><text:span text:style-name="T147">| 2006 | clemens<text:s text:c="2"/>| london<text:s text:c="3"/>|<text:s text:c="4"/>100 |</text:span></text:p>
      <text:p text:style-name="P1"><text:span text:style-name="T147">| 2007 | pereira<text:s text:c="2"/>| rome<text:s text:c="5"/>|<text:s text:c="4"/>100 |</text:span></text:p>
      <text:p text:style-name="P1"><text:span text:style-name="T147">| 2008 | cisneros | san jose |<text:s text:c="4"/>300 |</text:span></text:p>
      <text:p text:style-name="P1"><text:span text:style-name="T147">+------+----------+----------+--------+</text:span></text:p>
      <text:p text:style-name="P1"><text:span text:style-name="T147">7 rows in set (0.00 sec)</text:span></text:p>
      <text:p text:style-name="P1"><text:span text:style-name="T148"/></text:p>
      <text:p text:style-name="P1"><text:span text:style-name="T149">39) Write a query that totals the orders for each day and places the results in descending order.</text:span></text:p>
      <text:p text:style-name="P1"><text:span text:style-name="T150"/></text:p>
      <text:p text:style-name="P1"><text:span text:style-name="T151">mysql&gt;select count(onum) as total_orders,odate from orders group by odate order by count(onum) desc;</text:span></text:p>
      <text:p text:style-name="P1"><text:span text:style-name="T151">+--------------+------------+</text:span></text:p>
      <text:p text:style-name="P1"><text:span text:style-name="T151">| total_orders | odate<text:s text:c="6"/>|</text:span></text:p>
      <text:p text:style-name="P1"><text:span text:style-name="T151">+--------------+------------+</text:span></text:p>
      <text:p text:style-name="P1"><text:span text:style-name="T151">|<text:s text:c="12"/>5 | 1996-03-10 |</text:span></text:p>
      <text:p text:style-name="P1"><text:span text:style-name="T151">|<text:s text:c="12"/>2 | 1996-04-10 |</text:span></text:p>
      <text:p text:style-name="P1"><text:span text:style-name="T151">|<text:s text:c="12"/>2 | 1996-06-10 |</text:span></text:p>
      <text:p text:style-name="P1"><text:span text:style-name="T151">|<text:s text:c="12"/>1 | 1996-05-10 |</text:span></text:p>
      <text:p text:style-name="P1"><text:span text:style-name="T151">+--------------+------------+</text:span></text:p>
      <text:p text:style-name="P1"><text:span text:style-name="T151">4 rows in set (0.01 sec)</text:span></text:p>
      <text:p text:style-name="P1"><text:span text:style-name="T152"/></text:p>
      <text:p text:style-name="P1"><text:span text:style-name="T153">40) Write a select command that produces the rating followed by the name of each customer in</text:span></text:p>
      <text:p text:style-name="P1"><text:span text:style-name="T153">San Jose.</text:span></text:p>
      <text:p text:style-name="P1"><text:span text:style-name="T154"/></text:p>
      <text:p text:style-name="P1"><text:span text:style-name="T155">mysql&gt; select rating,cname from customer where city ='san jose';</text:span></text:p>
      <text:p text:style-name="P1"><text:span text:style-name="T155">+--------+----------+</text:span></text:p>
      <text:p text:style-name="P1"><text:span text:style-name="T155">| rating | cname<text:s text:c="4"/>|</text:span></text:p>
      <text:p text:style-name="P1"><text:span text:style-name="T155">+--------+----------+</text:span></text:p>
      <text:p text:style-name="P1"><text:span text:style-name="T155">|<text:s text:c="4"/>200 | liu<text:s text:c="6"/>|</text:span></text:p>
      <text:p text:style-name="P1"><text:span text:style-name="T155">|<text:s text:c="4"/>300 | cisneros |</text:span></text:p>
      <text:p text:style-name="P1"><text:span text:style-name="T155">+--------+----------+</text:span></text:p>
      <text:p text:style-name="P1"><text:span text:style-name="T155">2 rows in set (0.00 sec)</text:span></text:p>
      <text:p text:style-name="P1"><text:span text:style-name="T156"/></text:p>
      <text:p text:style-name="P1"><text:span text:style-name="T157">41) Find all orders with amounts smaller than any amount for a customer in San Jose.</text:span></text:p>
      <text:p text:style-name="P1"><text:span text:style-name="T158"/></text:p>
      <text:p text:style-name="P1"><text:span text:style-name="T159">mysql&gt; select onum,amt,odate,cnum from orders where amt &lt; (select max(amt) from orders a,customer b where a.cnum=b.cnum and b.city='san jose');</text:span></text:p>
      <text:p text:style-name="P1"><text:span text:style-name="T159">+------+---------+------------+------+</text:span></text:p>
      <text:p text:style-name="P1"><text:span text:style-name="T159">| onum | amt<text:s text:c="5"/>| odate<text:s text:c="6"/>| cnum |</text:span></text:p>
      <text:p text:style-name="P1"><text:span text:style-name="T159">+------+---------+------------+------+</text:span></text:p>
      <text:p text:style-name="P1"><text:span text:style-name="T159">| 3001 |<text:s text:c="3"/>18.69 | 1996-03-10 | 2008 |</text:span></text:p>
      <text:p text:style-name="P1"><text:span text:style-name="T159">| 3002 | 1900.10 | 1996-03-10 | 2007 |</text:span></text:p>
      <text:p text:style-name="P1"><text:span text:style-name="T159">| 3003 |<text:s text:c="2"/>767.19 | 1996-03-10 | 2001 |</text:span></text:p>
      <text:p text:style-name="P1"><text:span text:style-name="T159">| 3006 | 1098.16 | 1996-03-10 | 2008 |</text:span></text:p>
      <text:p text:style-name="P1"><text:span text:style-name="T159">| 3007 |<text:s text:c="3"/>75.75 | 1996-04-10 | 2002 |</text:span></text:p>
      <text:p text:style-name="P1"><text:span text:style-name="T159">| 3008 | 4723.00 | 1996-05-10 | 2006 |</text:span></text:p>
      <text:p text:style-name="P1"><text:span text:style-name="T159">| 3009 | 1713.23 | 1996-04-10 | 2002 |</text:span></text:p>
      <text:p text:style-name="P1"><text:span text:style-name="T159">| 3010 | 1309.95 | 1996-06-10 | 2004 |</text:span></text:p>
      <text:p text:style-name="P1"><text:span text:style-name="T159">+------+---------+------------+------+</text:span></text:p>
      <text:p text:style-name="P1"><text:span text:style-name="T159">8 rows in set (0.08 sec)</text:span></text:p>
      <text:p text:style-name="P1"><text:span text:style-name="T160"/></text:p>
      <text:p text:style-name="P1"><text:span text:style-name="T161">42) Find all orders with above average amounts for their customers.</text:span></text:p>
      <text:p text:style-name="P1"><text:span text:style-name="T162"/></text:p>
      <text:p text:style-name="P1"><text:span text:style-name="T163">mysql&gt; select onum,cnum,amt from orders a where amt &gt; (select avg(amt) from orders b where a.cnum=b.cnum group by cnum);</text:span></text:p>
      <text:p text:style-name="P1"><text:span text:style-name="T163">+------+------+---------+</text:span></text:p>
      <text:p text:style-name="P1"><text:span text:style-name="T163">| onum | cnum | amt<text:s text:c="5"/>|</text:span></text:p>
      <text:p text:style-name="P1"><text:span text:style-name="T163">+------+------+---------+</text:span></text:p>
      <text:p text:style-name="P1"><text:span text:style-name="T163">| 3006 | 2008 | 1098.16 |</text:span></text:p>
      <text:p text:style-name="P1"><text:span text:style-name="T163">| 3009 | 2002 | 1713.23 |</text:span></text:p>
      <text:p text:style-name="P1"><text:span text:style-name="T163">| 3011 | 2006 | 9891.88 |</text:span></text:p>
      <text:p text:style-name="P1"><text:span text:style-name="T163">+------+------+---------+</text:span></text:p>
      <text:p text:style-name="P1"><text:span text:style-name="T163">3 rows in set (0.00 sec)</text:span></text:p>
      <text:p text:style-name="P1"><text:span text:style-name="T164"/></text:p>
      <text:p text:style-name="P1"><text:span text:style-name="T165">43) Write a query that selects the highest rating in each city.</text:span></text:p>
      <text:p text:style-name="P1"><text:span text:style-name="T166"/></text:p>
      <text:p text:style-name="P1"><text:span text:style-name="T167">mysql&gt; select max(rating),city from customer group by city;</text:span></text:p>
      <text:p text:style-name="P1"><text:span text:style-name="T167">+-------------+----------+</text:span></text:p>
      <text:p text:style-name="P1"><text:span text:style-name="T167">| max(rating) | city<text:s text:c="5"/>|</text:span></text:p>
      <text:p text:style-name="P1"><text:span text:style-name="T167">+-------------+----------+</text:span></text:p>
      <text:p text:style-name="P1"><text:span text:style-name="T167">|<text:s text:c="9"/>300 | berlin<text:s text:c="3"/>|</text:span></text:p>
      <text:p text:style-name="P1"><text:span text:style-name="T167">|<text:s text:c="9"/>100 | london<text:s text:c="3"/>|</text:span></text:p>
      <text:p text:style-name="P1"><text:span text:style-name="T167">|<text:s text:c="9"/>200 | rome<text:s text:c="5"/>|</text:span></text:p>
      <text:p text:style-name="P1"><text:span text:style-name="T167">|<text:s text:c="9"/>300 | san jose |</text:span></text:p>
      <text:p text:style-name="P1"><text:span text:style-name="T167">+-------------+----------+</text:span></text:p>
      <text:p text:style-name="P1"><text:span text:style-name="T167">4 rows in set (0.00 sec)</text:span></text:p>
      <text:p text:style-name="P1"><text:span text:style-name="T168"/></text:p>
      <text:p text:style-name="P1"><text:span text:style-name="T169">44) Write a query that calculates the amount of the salesperson’s commission on each order by a</text:span></text:p>
      <text:p text:style-name="P1"><text:span text:style-name="T169">customer with a rating above 100.00.</text:span></text:p>
      <text:p text:style-name="P1"><text:span text:style-name="T170"/></text:p>
      <text:p text:style-name="P1"><text:span text:style-name="T171">mysql&gt; select sname,(amt*comm) as comm_amt from salespeople a, customer b, orders c where rating &gt;100 and a.snum=b.snum and b.cnum=c.cnum;</text:span></text:p>
      <text:p text:style-name="P1"><text:span text:style-name="T171">+---------+----------+</text:span></text:p>
      <text:p text:style-name="P1"><text:span text:style-name="T171">| sname<text:s text:c="3"/>| comm_amt |</text:span></text:p>
      <text:p text:style-name="P1"><text:span text:style-name="T171">+---------+----------+</text:span></text:p>
      <text:p text:style-name="P1"><text:span text:style-name="T171">| axelrod |<text:s text:c="3"/>7.5750 |</text:span></text:p>
      <text:p text:style-name="P1"><text:span text:style-name="T171">| axelrod | 171.3230 |</text:span></text:p>
      <text:p text:style-name="P1"><text:span text:style-name="T171">| serres<text:s text:c="2"/>| 670.8585 |</text:span></text:p>
      <text:p text:style-name="P1"><text:span text:style-name="T171">| serres<text:s text:c="2"/>| 170.2935 |</text:span></text:p>
      <text:p text:style-name="P1"><text:span text:style-name="T171">| rifkin<text:s text:c="2"/>|<text:s text:c="3"/>2.8035 |</text:span></text:p>
      <text:p text:style-name="P1"><text:span text:style-name="T171">| rifkin<text:s text:c="2"/>| 164.7240 |</text:span></text:p>
      <text:p text:style-name="P1"><text:span text:style-name="T171">+---------+----------+</text:span></text:p>
      <text:p text:style-name="P1"><text:span text:style-name="T171">6 rows in set (0.00 sec)</text:span></text:p>
      <text:p text:style-name="P1"><text:span text:style-name="T172"/></text:p>
      <text:p text:style-name="P1"><text:span text:style-name="T172"/></text:p>
      <text:p text:style-name="P1"><text:span text:style-name="T173">45) Count the customers with ratings above San Jose’s average.</text:span></text:p>
      <text:p text:style-name="P1"><text:span text:style-name="T174"/></text:p>
      <text:p text:style-name="P1"><text:span text:style-name="T175">mysql&gt; select count(cnum) from customer where rating &gt; ( select avg(rating) from customer where city='san jose');</text:span></text:p>
      <text:p text:style-name="P1"><text:span text:style-name="T175">+-------------+</text:span></text:p>
      <text:p text:style-name="P1"><text:span text:style-name="T175">| count(cnum) |</text:span></text:p>
      <text:p text:style-name="P1"><text:span text:style-name="T175">+-------------+</text:span></text:p>
      <text:p text:style-name="P1"><text:span text:style-name="T175">|<text:s text:c="11"/>2 |</text:span></text:p>
      <text:p text:style-name="P1"><text:span text:style-name="T175">+-------------+</text:span></text:p>
      <text:p text:style-name="P1"><text:span text:style-name="T175">1 row in set (0.00 sec)</text:span></text:p>
      <text:p text:style-name="P1"><text:span text:style-name="T176"/></text:p>
      <text:p text:style-name="P1"><text:span text:style-name="T177">47) Find all salespeople that are located in either Barcelona or London.</text:span></text:p>
      <text:p text:style-name="P1"><text:span text:style-name="T178"/></text:p>
      <text:p text:style-name="P1"><text:span text:style-name="T179">mysql&gt; select snum,sname from salespeople where city='london'or city='barcelona';</text:span></text:p>
      <text:p text:style-name="P1"><text:span text:style-name="T179">+------+--------+</text:span></text:p>
      <text:p text:style-name="P1"><text:span text:style-name="T179">| snum | sname<text:s text:c="2"/>|</text:span></text:p>
      <text:p text:style-name="P1"><text:span text:style-name="T179">+------+--------+</text:span></text:p>
      <text:p text:style-name="P1"><text:span text:style-name="T179">| 1001 | peel<text:s text:c="3"/>|</text:span></text:p>
      <text:p text:style-name="P1"><text:span text:style-name="T179">| 1004 | motika |</text:span></text:p>
      <text:p text:style-name="P1"><text:span text:style-name="T179">| 1005 | fran<text:s text:c="3"/>|</text:span></text:p>
      <text:p text:style-name="P1"><text:span text:style-name="T179">| 1007 | rifkin |</text:span></text:p>
      <text:p text:style-name="P1"><text:span text:style-name="T179">+------+--------+</text:span></text:p>
      <text:p text:style-name="P1"><text:span text:style-name="T179">4 rows in set (0.00 sec)</text:span></text:p>
      <text:p text:style-name="P1"><text:span text:style-name="T180"/></text:p>
      <text:p text:style-name="P2"><text:span text:style-name="T180">48) Find all salespeople with only one customer.</text:span></text:p>
      <text:p text:style-name="P2"><text:span text:style-name="T180"/></text:p>
      <text:p text:style-name="P2"><text:span text:style-name="T180">mysql&gt; select snum,sname from salespeople where snum in (select snum from customer group by snum having count(snum)=1);</text:span></text:p>
      <text:p text:style-name="P2"><text:span text:style-name="T180">+------+---------+</text:span></text:p>
      <text:p text:style-name="P2"><text:span text:style-name="T180">| snum | sname<text:s text:c="3"/>|</text:span></text:p>
      <text:p text:style-name="P2"><text:span text:style-name="T180">+------+---------+</text:span></text:p>
      <text:p text:style-name="P2"><text:span text:style-name="T180">| 1003 | axelrod |</text:span></text:p>
      <text:p text:style-name="P2"><text:span text:style-name="T180">| 1004 | motika<text:s text:c="2"/>|</text:span></text:p>
      <text:p text:style-name="P2"><text:span text:style-name="T180">| 1007 | rifkin<text:s text:c="2"/>|</text:span></text:p>
      <text:p text:style-name="P2"><text:span text:style-name="T180">+------+---------+</text:span></text:p>
      <text:p text:style-name="P2"><text:span text:style-name="T180">3 rows in set (0.09 sec)</text:span></text:p>
      <text:p text:style-name="P3"><text:span text:style-name="T181"/></text:p>
      <text:p text:style-name="P3"><text:span text:style-name="T181">49) Write a query that joins the Customer table to itself to find all pairs of customers served by a</text:span></text:p>
      <text:p text:style-name="P3"><text:span text:style-name="T181">single salesperson.</text:span></text:p>
      <text:p text:style-name="P3"><text:span text:style-name="T182"/></text:p>
      <text:p text:style-name="P3"><text:span text:style-name="T183">mysql&gt; select a.snum,a.cname,b.cnum,b.cname,a.city,a.snum from customer a, customer b where a.cnum!=b.cnum and a.snum=b.snum;</text:span></text:p>
      <text:p text:style-name="P3"><text:span text:style-name="T183">+------+---------+------+---------+----------+------+</text:span></text:p>
      <text:p text:style-name="P3"><text:span text:style-name="T183">| snum | cname<text:s text:c="3"/>| cnum | cname<text:s text:c="3"/>| city<text:s text:c="5"/>| snum |</text:span></text:p>
      <text:p text:style-name="P3"><text:span text:style-name="T183">+------+---------+------+---------+----------+------+</text:span></text:p>
      <text:p text:style-name="P3"><text:span text:style-name="T183">| 1001 | clemens | 2001 | hoffman | london<text:s text:c="3"/>| 1001 |</text:span></text:p>
      <text:p text:style-name="P3"><text:span text:style-name="T183">| 1002 | grass<text:s text:c="3"/>| 2003 | liu<text:s text:c="5"/>| berlin<text:s text:c="3"/>| 1002 |</text:span></text:p>
      <text:p text:style-name="P3"><text:span text:style-name="T183">| 1002 | liu<text:s text:c="5"/>| 2004 | grass<text:s text:c="3"/>| san jose | 1002 |</text:span></text:p>
      <text:p text:style-name="P3"><text:span text:style-name="T183">| 1001 | hoffman | 2006 | clemens | london<text:s text:c="3"/>| 1001 |</text:span></text:p>
      <text:p text:style-name="P3"><text:span text:style-name="T183">+------+---------+------+---------+----------+------+</text:span></text:p>
      <text:p text:style-name="P3"><text:span text:style-name="T183">4 rows in set (0.05 sec)</text:span></text:p>
      <text:p text:style-name="P3"><text:span text:style-name="T184"/></text:p>
      <text:p text:style-name="P3"><text:span text:style-name="T185">50) Write a query that will give you all orders for more than $1000.00.</text:span></text:p>
      <text:p text:style-name="P3"><text:span text:style-name="T186"/></text:p>
      <text:p text:style-name="P3"><text:span text:style-name="T187">mysql&gt; select onum,amt from orders where amt&gt;1000;</text:span></text:p>
      <text:p text:style-name="P3"><text:span text:style-name="T187">+------+---------+</text:span></text:p>
      <text:p text:style-name="P3"><text:span text:style-name="T187">| onum | amt<text:s text:c="5"/>|</text:span></text:p>
      <text:p text:style-name="P3"><text:span text:style-name="T187">+------+---------+</text:span></text:p>
      <text:p text:style-name="P3"><text:span text:style-name="T187">| 3002 | 1900.10 |</text:span></text:p>
      <text:p text:style-name="P3"><text:span text:style-name="T187">| 3005 | 5160.45 |</text:span></text:p>
      <text:p text:style-name="P3"><text:span text:style-name="T187">| 3006 | 1098.16 |</text:span></text:p>
      <text:p text:style-name="P3"><text:span text:style-name="T187">| 3008 | 4723.00 |</text:span></text:p>
      <text:p text:style-name="P3"><text:span text:style-name="T187">| 3009 | 1713.23 |</text:span></text:p>
      <text:p text:style-name="P3"><text:span text:style-name="T187">| 3010 | 1309.95 |</text:span></text:p>
      <text:p text:style-name="P3"><text:span text:style-name="T187">| 3011 | 9891.88 |</text:span></text:p>
      <text:p text:style-name="P3"><text:span text:style-name="T187">+------+---------+</text:span></text:p>
      <text:p text:style-name="P3"><text:span text:style-name="T187">7 rows in set (0.00 sec)</text:span></text:p>
      <text:p text:style-name="P3"><text:span text:style-name="T188"/></text:p>
      <text:p text:style-name="P3"><text:span text:style-name="T189">51) Write a query that lists each order number followed by the name of the customer who made</text:span></text:p>
      <text:p text:style-name="P3"><text:span text:style-name="T189">that order.</text:span></text:p>
      <text:p text:style-name="P3"><text:span text:style-name="T190"/></text:p>
      <text:p text:style-name="P3"><text:span text:style-name="T191">mysql&gt; select onum,cname from orders a , customer b where a.cnum=b.cnum;</text:span></text:p>
      <text:p text:style-name="P3"><text:span text:style-name="T191">+------+----------+</text:span></text:p>
      <text:p text:style-name="P3"><text:span text:style-name="T191">| onum | cname<text:s text:c="4"/>|</text:span></text:p>
      <text:p text:style-name="P3"><text:span text:style-name="T191">+------+----------+</text:span></text:p>
      <text:p text:style-name="P3"><text:span text:style-name="T191">| 3003 | hoffman<text:s text:c="2"/>|</text:span></text:p>
      <text:p text:style-name="P3"><text:span text:style-name="T191">| 3007 | giovanni |</text:span></text:p>
      <text:p text:style-name="P3"><text:span text:style-name="T191">| 3009 | giovanni |</text:span></text:p>
      <text:p text:style-name="P3"><text:span text:style-name="T191">| 3005 | liu<text:s text:c="6"/>|</text:span></text:p>
      <text:p text:style-name="P3"><text:span text:style-name="T191">| 3010 | grass<text:s text:c="4"/>|</text:span></text:p>
      <text:p text:style-name="P3"><text:span text:style-name="T191">| 3008 | clemens<text:s text:c="2"/>|</text:span></text:p>
      <text:p text:style-name="P3"><text:span text:style-name="T191">| 3011 | clemens<text:s text:c="2"/>|</text:span></text:p>
      <text:p text:style-name="P3"><text:span text:style-name="T191">| 3002 | pereira<text:s text:c="2"/>|</text:span></text:p>
      <text:p text:style-name="P3"><text:span text:style-name="T191">| 3001 | cisneros |</text:span></text:p>
      <text:p text:style-name="P3"><text:span text:style-name="T191">| 3006 | cisneros |</text:span></text:p>
      <text:p text:style-name="P3"><text:span text:style-name="T191">+------+----------+</text:span></text:p>
      <text:p text:style-name="P3"><text:span text:style-name="T191">10 rows in set (0.03 sec)</text:span></text:p>
      <text:p text:style-name="P3"><text:span text:style-name="T192"/></text:p>
      <text:p text:style-name="P3"><text:span text:style-name="T193">52) Write 2 queries that select all salespeople (by name and number) who have customers in their cities who they do not service, one using a join and one a corelated subquery. Which solution</text:span></text:p>
      <text:p text:style-name="P3"><text:span text:style-name="T193">is more elegant?</text:span></text:p>
      <text:p text:style-name="P3"><text:span text:style-name="T194"/></text:p>
      <text:p text:style-name="P3"><text:span text:style-name="T195"><text:s/>mysql&gt; select distinct a.snum,sname from salespeople a, customer b where b.snum and a.city =b.city;</text:span></text:p>
      <text:p text:style-name="P3"><text:span text:style-name="T195">+------+--------+</text:span></text:p>
      <text:p text:style-name="P3"><text:span text:style-name="T195">| snum | sname<text:s text:c="2"/>|</text:span></text:p>
      <text:p text:style-name="P3"><text:span text:style-name="T195">+------+--------+</text:span></text:p>
      <text:p text:style-name="P3"><text:span text:style-name="T195">| 1001 | peel<text:s text:c="3"/>|</text:span></text:p>
      <text:p text:style-name="P3"><text:span text:style-name="T195">| 1004 | motika |</text:span></text:p>
      <text:p text:style-name="P3"><text:span text:style-name="T195">| 1005 | fran<text:s text:c="3"/>|</text:span></text:p>
      <text:p text:style-name="P3"><text:span text:style-name="T195">| 1002 | serres |</text:span></text:p>
      <text:p text:style-name="P3"><text:span text:style-name="T195">+------+--------+</text:span></text:p>
      <text:p text:style-name="P3"><text:span text:style-name="T195">4 rows in set (0.00 sec)</text:span></text:p>
      <text:p text:style-name="P3"><text:span text:style-name="T196"/></text:p>
      <text:p text:style-name="P3"><text:span text:style-name="T197">53) Write a query that selects all customers whose ratings are equal to or greater than ANY (in the SQL sense) of Serres’?</text:span></text:p>
      <text:p text:style-name="P3"><text:span text:style-name="T198"/></text:p>
      <text:p text:style-name="P3"><text:span text:style-name="T199">mysql&gt; select cnum,cname,rating from customer where rating &gt;= any (select rating from customer where snum in (select snum from salespeople where sname ='serres'));</text:span></text:p>
      <text:p text:style-name="P3"><text:span text:style-name="T199">+------+----------+--------+</text:span></text:p>
      <text:p text:style-name="P3"><text:span text:style-name="T199">| cnum | cname<text:s text:c="4"/>| rating |</text:span></text:p>
      <text:p text:style-name="P3"><text:span text:style-name="T199">+------+----------+--------+</text:span></text:p>
      <text:p text:style-name="P3"><text:span text:style-name="T199">| 2002 | giovanni |<text:s text:c="4"/>200 |</text:span></text:p>
      <text:p text:style-name="P3"><text:span text:style-name="T199">| 2003 | liu<text:s text:c="6"/>|<text:s text:c="4"/>200 |</text:span></text:p>
      <text:p text:style-name="P3"><text:span text:style-name="T199">| 2004 | grass<text:s text:c="4"/>|<text:s text:c="4"/>300 |</text:span></text:p>
      <text:p text:style-name="P3"><text:span text:style-name="T199">| 2008 | cisneros |<text:s text:c="4"/>300 |</text:span></text:p>
      <text:p text:style-name="P3"><text:span text:style-name="T199">+------+----------+--------+</text:span></text:p>
      <text:p text:style-name="P3"><text:span text:style-name="T199">4 rows in set (0.02 sec)</text:span></text:p>
      <text:p text:style-name="P3"><text:span text:style-name="T200"/></text:p>
      <text:p text:style-name="P3"><text:span text:style-name="T201">54) Write 2 queries that will produce all orders taken on October 3 or October 4.</text:span></text:p>
      <text:p text:style-name="P3"><text:span text:style-name="T202"/></text:p>
      <text:p text:style-name="P3"><text:span text:style-name="T203">mysql&gt; select onum,amt from orders where odate='1996-03-10' or '1996-04-10';</text:span></text:p>
      <text:p text:style-name="P3"><text:span text:style-name="T203">+------+---------+</text:span></text:p>
      <text:p text:style-name="P3"><text:span text:style-name="T203">| onum | amt<text:s text:c="5"/>|</text:span></text:p>
      <text:p text:style-name="P3"><text:span text:style-name="T203">+------+---------+</text:span></text:p>
      <text:p text:style-name="P3"><text:span text:style-name="T203">| 3001 |<text:s text:c="3"/>18.69 |</text:span></text:p>
      <text:p text:style-name="P3"><text:span text:style-name="T203">| 3002 | 1900.10 |</text:span></text:p>
      <text:p text:style-name="P3"><text:span text:style-name="T203">| 3003 |<text:s text:c="2"/>767.19 |</text:span></text:p>
      <text:p text:style-name="P3"><text:span text:style-name="T203">| 3005 | 5160.45 |</text:span></text:p>
      <text:p text:style-name="P3"><text:span text:style-name="T203">| 3006 | 1098.16 |</text:span></text:p>
      <text:p text:style-name="P3"><text:span text:style-name="T203">| 3007 |<text:s text:c="3"/>75.75 |</text:span></text:p>
      <text:p text:style-name="P3"><text:span text:style-name="T203">| 3008 | 4723.00 |</text:span></text:p>
      <text:p text:style-name="P3"><text:span text:style-name="T203">| 3009 | 1713.23 |</text:span></text:p>
      <text:p text:style-name="P3"><text:span text:style-name="T203">| 3010 | 1309.95 |</text:span></text:p>
      <text:p text:style-name="P3"><text:span text:style-name="T203">| 3011 | 9891.88 |</text:span></text:p>
      <text:p text:style-name="P3"><text:span text:style-name="T203">+------+---------+</text:span></text:p>
      <text:p text:style-name="P3"><text:span text:style-name="T203">10 rows in set, 1 warning (0.11 sec)</text:span></text:p>
      <text:p text:style-name="P3"><text:span text:style-name="T204"/></text:p>
      <text:p text:style-name="P3"><text:span text:style-name="T205">55) Write a query that produces all pairs of orders by a given customer. Name that customer and</text:span></text:p>
      <text:p text:style-name="P3"><text:span text:style-name="T205">eliminate duplicates.</text:span></text:p>
      <text:p text:style-name="P3"><text:span text:style-name="T206"/></text:p>
      <text:p text:style-name="P3"><text:span text:style-name="T207">mysql&gt; select onum,cname,a.cnum from customer a, orders b where a.cnum=b.cnum;</text:span></text:p>
      <text:p text:style-name="P3"><text:span text:style-name="T207">+------+----------+------+</text:span></text:p>
      <text:p text:style-name="P3"><text:span text:style-name="T207">| onum | cname<text:s text:c="4"/>| cnum |</text:span></text:p>
      <text:p text:style-name="P3"><text:span text:style-name="T207">+------+----------+------+</text:span></text:p>
      <text:p text:style-name="P3"><text:span text:style-name="T207">| 3003 | hoffman<text:s text:c="2"/>| 2001 |</text:span></text:p>
      <text:p text:style-name="P3"><text:span text:style-name="T207">| 3007 | giovanni | 2002 |</text:span></text:p>
      <text:p text:style-name="P3"><text:span text:style-name="T207">| 3009 | giovanni | 2002 |</text:span></text:p>
      <text:p text:style-name="P3"><text:span text:style-name="T207">| 3005 | liu<text:s text:c="6"/>| 2003 |</text:span></text:p>
      <text:p text:style-name="P3"><text:span text:style-name="T207">| 3010 | grass<text:s text:c="4"/>| 2004 |</text:span></text:p>
      <text:p text:style-name="P3"><text:span text:style-name="T207">| 3008 | clemens<text:s text:c="2"/>| 2006 |</text:span></text:p>
      <text:p text:style-name="P3"><text:span text:style-name="T207">| 3011 | clemens<text:s text:c="2"/>| 2006 |</text:span></text:p>
      <text:p text:style-name="P3"><text:span text:style-name="T207">| 3002 | pereira<text:s text:c="2"/>| 2007 |</text:span></text:p>
      <text:p text:style-name="P3"><text:span text:style-name="T207">| 3001 | cisneros | 2008 |</text:span></text:p>
      <text:p text:style-name="P3"><text:span text:style-name="T207">| 3006 | cisneros | 2008 |</text:span></text:p>
      <text:p text:style-name="P3"><text:span text:style-name="T207">+------+----------+------+</text:span></text:p>
      <text:p text:style-name="P3"><text:span text:style-name="T207">10 rows in set (0.00 sec)</text:span></text:p>
      <text:p text:style-name="P3"><text:span text:style-name="T208"/></text:p>
      <text:p text:style-name="P3"><text:span text:style-name="T209">mysql&gt; select c.cname,a.onum,b.onum from orders a,orders b, customer c where a.cnum=b.cnum and a.onum&gt;b.onum and c.cnum=a.cnum;</text:span></text:p>
      <text:p text:style-name="P3"><text:span text:style-name="T209">+----------+------+------+</text:span></text:p>
      <text:p text:style-name="P3"><text:span text:style-name="T209">| cname<text:s text:c="4"/>| onum | onum |</text:span></text:p>
      <text:p text:style-name="P3"><text:span text:style-name="T209">+----------+------+------+</text:span></text:p>
      <text:p text:style-name="P3"><text:span text:style-name="T209">| giovanni | 3009 | 3007 |</text:span></text:p>
      <text:p text:style-name="P3"><text:span text:style-name="T209">| clemens<text:s text:c="2"/>| 3011 | 3008 |</text:span></text:p>
      <text:p text:style-name="P3"><text:span text:style-name="T209">| cisneros | 3006 | 3001 |</text:span></text:p>
      <text:p text:style-name="P3"><text:span text:style-name="T209">+----------+------+------+</text:span></text:p>
      <text:p text:style-name="P3"><text:span text:style-name="T209">3 rows in set (0.00 sec)</text:span></text:p>
      <text:p text:style-name="P3"><text:span text:style-name="T210"/></text:p>
      <text:p text:style-name="P3"><text:span text:style-name="T211">56) Find only those customers whose ratings are higher than every customer in Rome.</text:span></text:p>
      <text:p text:style-name="P3"><text:span text:style-name="T212"/></text:p>
      <text:p text:style-name="P3"><text:span text:style-name="T213">mysql&gt; select cnum,cname from customer where rating &gt; ( select max(rating) from customer where city='rome');</text:span></text:p>
      <text:p text:style-name="P3"><text:span text:style-name="T213">+------+----------+</text:span></text:p>
      <text:p text:style-name="P3"><text:span text:style-name="T213">| cnum | cname<text:s text:c="4"/>|</text:span></text:p>
      <text:p text:style-name="P3"><text:span text:style-name="T213">+------+----------+</text:span></text:p>
      <text:p text:style-name="P3"><text:span text:style-name="T213">| 2004 | grass<text:s text:c="4"/>|</text:span></text:p>
      <text:p text:style-name="P3"><text:span text:style-name="T213">| 2008 | cisneros |</text:span></text:p>
      <text:p text:style-name="P3"><text:span text:style-name="T213">+------+----------+</text:span></text:p>
      <text:p text:style-name="P3"><text:span text:style-name="T213">2 rows in set (0.00 sec)</text:span></text:p>
      <text:p text:style-name="P3"><text:span text:style-name="T214"/></text:p>
      <text:p text:style-name="P3"><text:span text:style-name="T215">57) Write a query on the Customers table whose output will exclude all customers with a rating &lt;= 100.00, unless they are located in Rome.</text:span></text:p>
      <text:p text:style-name="P3"><text:span text:style-name="T216"/></text:p>
      <text:p text:style-name="P3"><text:span text:style-name="T217">mysql&gt; select cnum,cname,city,rating from customer where rating!=100 or city='rome';</text:span></text:p>
      <text:p text:style-name="P3"><text:span text:style-name="T217">+------+----------+----------+--------+</text:span></text:p>
      <text:p text:style-name="P3"><text:span text:style-name="T217">| cnum | cname<text:s text:c="4"/>| city<text:s text:c="5"/>| rating |</text:span></text:p>
      <text:p text:style-name="P3"><text:span text:style-name="T217">+------+----------+----------+--------+</text:span></text:p>
      <text:p text:style-name="P3"><text:span text:style-name="T217">| 2002 | giovanni | rome<text:s text:c="5"/>|<text:s text:c="4"/>200 |</text:span></text:p>
      <text:p text:style-name="P3"><text:span text:style-name="T217">| 2003 | liu<text:s text:c="6"/>| san jose |<text:s text:c="4"/>200 |</text:span></text:p>
      <text:p text:style-name="P3"><text:span text:style-name="T217">| 2004 | grass<text:s text:c="4"/>| berlin<text:s text:c="3"/>|<text:s text:c="4"/>300 |</text:span></text:p>
      <text:p text:style-name="P3"><text:span text:style-name="T217">| 2007 | pereira<text:s text:c="2"/>| rome<text:s text:c="5"/>|<text:s text:c="4"/>100 |</text:span></text:p>
      <text:p text:style-name="P3"><text:span text:style-name="T217">| 2008 | cisneros | san jose |<text:s text:c="4"/>300 |</text:span></text:p>
      <text:p text:style-name="P3"><text:span text:style-name="T217">+------+----------+----------+--------+</text:span></text:p>
      <text:p text:style-name="P3"><text:span text:style-name="T217">5 rows in set (0.00 sec)</text:span></text:p>
      <text:p text:style-name="P3"><text:span text:style-name="T218"/></text:p>
      <text:p text:style-name="P3"><text:span text:style-name="T219">58) Find all rows from the Customers table for which the salesperson number is 1001.</text:span></text:p>
      <text:p text:style-name="P3"><text:span text:style-name="T220"/></text:p>
      <text:p text:style-name="P3"><text:span text:style-name="T221">mysql&gt; select * from customer where snum=1001;</text:span></text:p>
      <text:p text:style-name="P3"><text:span text:style-name="T221">+------+---------+--------+--------+------+</text:span></text:p>
      <text:p text:style-name="P3"><text:span text:style-name="T221">| cnum | cname<text:s text:c="3"/>| city<text:s text:c="3"/>| rating | snum |</text:span></text:p>
      <text:p text:style-name="P3"><text:span text:style-name="T221">+------+---------+--------+--------+------+</text:span></text:p>
      <text:p text:style-name="P3"><text:span text:style-name="T221">| 2001 | hoffman | london |<text:s text:c="4"/>100 | 1001 |</text:span></text:p>
      <text:p text:style-name="P3"><text:span text:style-name="T221">| 2006 | clemens | london |<text:s text:c="4"/>100 | 1001 |</text:span></text:p>
      <text:p text:style-name="P3"><text:span text:style-name="T221">+------+---------+--------+--------+------+</text:span></text:p>
      <text:p text:style-name="P3"><text:span text:style-name="T221">2 rows in set (0.04 sec)</text:span></text:p>
      <text:p text:style-name="P3"><text:span text:style-name="T222"/></text:p>
      <text:p text:style-name="P3"><text:span text:style-name="T223">59) Find the total amount in Orders for each salesperson for whom this total is greater than the</text:span></text:p>
      <text:p text:style-name="P3"><text:span text:style-name="T223">amount of the largest order in the table.</text:span></text:p>
      <text:p text:style-name="P3"><text:span text:style-name="T224"/></text:p>
      <text:p text:style-name="P3"><text:span text:style-name="T225">mysql&gt; select a.snum,a.sname,sum(c.amt) as totalorder from salespeople a , customer b, orders c where a.snum=b.snum and b.cnum=c.cnum group by a.snum,a.sname having totalorder &gt; ( select max(amt) from orders);</text:span></text:p>
      <text:p text:style-name="P3"><text:span text:style-name="T225">+------+-------+------------+</text:span></text:p>
      <text:p text:style-name="P3"><text:span text:style-name="T225">| snum | sname | totalorder |</text:span></text:p>
      <text:p text:style-name="P3"><text:span text:style-name="T225">+------+-------+------------+</text:span></text:p>
      <text:p text:style-name="P3"><text:span text:style-name="T225">| 1001 | peel<text:s text:c="2"/>|<text:s text:c="3"/>15382.07 |</text:span></text:p>
      <text:p text:style-name="P3"><text:span text:style-name="T225">+------+-------+------------+</text:span></text:p>
      <text:p text:style-name="P3"><text:span text:style-name="T225">1 row in set (0.00 sec)</text:span></text:p>
      <text:p text:style-name="P3"><text:span text:style-name="T226"/></text:p>
      <text:p text:style-name="P3"><text:span text:style-name="T227">60) Write a query that selects all orders save those with zeroes or NULLs in the amount field.</text:span></text:p>
      <text:p text:style-name="P3"><text:span text:style-name="T228"/></text:p>
      <text:p text:style-name="P3"><text:span text:style-name="T229">mysql&gt; select amt from orders where amt=0;</text:span></text:p>
      <text:p text:style-name="P3"><text:span text:style-name="T229">Empty set (0.00 sec)</text:span></text:p>
      <text:p text:style-name="P3"><text:span text:style-name="T230"/></text:p>
      <text:p text:style-name="P3"><text:span text:style-name="T231">61) Produce all combinations of salespeople and customer names such that the former precedes</text:span></text:p>
      <text:p text:style-name="P3"><text:span text:style-name="T231">the latter alphabetically, and the latter has a rating of less than 200.</text:span></text:p>
      <text:p text:style-name="P3"><text:span text:style-name="T232"/></text:p>
      <text:p text:style-name="P3"><text:span text:style-name="T233">mysql&gt; select sname from salespeople where sname&lt; any(select cname from customer where salespeople.snum=customer.snum);</text:span></text:p>
      <text:p text:style-name="P3"><text:span text:style-name="T233">+---------+</text:span></text:p>
      <text:p text:style-name="P3"><text:span text:style-name="T233">| sname<text:s text:c="3"/>|</text:span></text:p>
      <text:p text:style-name="P3"><text:span text:style-name="T233">+---------+</text:span></text:p>
      <text:p text:style-name="P3"><text:span text:style-name="T233">| axelrod |</text:span></text:p>
      <text:p text:style-name="P3"><text:span text:style-name="T233">| motika<text:s text:c="2"/>|</text:span></text:p>
      <text:p text:style-name="P3"><text:span text:style-name="T233">+---------+</text:span></text:p>
      <text:p text:style-name="P3"><text:span text:style-name="T233">2 rows in set (0.02 sec)</text:span></text:p>
      <text:p text:style-name="P3"><text:span text:style-name="T234"/></text:p>
      <text:p text:style-name="P3"><text:span text:style-name="T235">62) List all Salespeople’s names and the Commission they have earned.</text:span></text:p>
      <text:p text:style-name="P3"><text:span text:style-name="T236"/></text:p>
      <text:p text:style-name="P3"><text:span text:style-name="T237">mysql&gt; select a.snum,sname,( comm * amt ) as commision from salespeople a, customer b, orders c where a.snum=b.snum and b.cnum=c.cnum;</text:span></text:p>
      <text:p text:style-name="P3"><text:span text:style-name="T237">+------+---------+-----------+</text:span></text:p>
      <text:p text:style-name="P3"><text:span text:style-name="T237">| snum | sname<text:s text:c="3"/>| commision |</text:span></text:p>
      <text:p text:style-name="P3"><text:span text:style-name="T237">+------+---------+-----------+</text:span></text:p>
      <text:p text:style-name="P3"><text:span text:style-name="T237">| 1001 | peel<text:s text:c="4"/>|<text:s text:c="3"/>92.0628 |</text:span></text:p>
      <text:p text:style-name="P3"><text:span text:style-name="T237">| 1001 | peel<text:s text:c="4"/>|<text:s text:c="2"/>566.7600 |</text:span></text:p>
      <text:p text:style-name="P3"><text:span text:style-name="T237">| 1001 | peel<text:s text:c="4"/>| 1187.0256 |</text:span></text:p>
      <text:p text:style-name="P3"><text:span text:style-name="T237">| 1002 | serres<text:s text:c="2"/>|<text:s text:c="2"/>670.8585 |</text:span></text:p>
      <text:p text:style-name="P3"><text:span text:style-name="T237">| 1002 | serres<text:s text:c="2"/>|<text:s text:c="2"/>170.2935 |</text:span></text:p>
      <text:p text:style-name="P3"><text:span text:style-name="T237">| 1003 | axelrod |<text:s text:c="4"/>7.5750 |</text:span></text:p>
      <text:p text:style-name="P3"><text:span text:style-name="T237">| 1003 | axelrod |<text:s text:c="2"/>171.3230 |</text:span></text:p>
      <text:p text:style-name="P3"><text:span text:style-name="T237">| 1004 | motika<text:s text:c="2"/>|<text:s text:c="2"/>209.0110 |</text:span></text:p>
      <text:p text:style-name="P3"><text:span text:style-name="T237">| 1007 | rifkin<text:s text:c="2"/>|<text:s text:c="4"/>2.8035 |</text:span></text:p>
      <text:p text:style-name="P3"><text:span text:style-name="T237">| 1007 | rifkin<text:s text:c="2"/>|<text:s text:c="2"/>164.7240 |</text:span></text:p>
      <text:p text:style-name="P3"><text:span text:style-name="T237">+------+---------+-----------+</text:span></text:p>
      <text:p text:style-name="P3"><text:span text:style-name="T237">10 rows in set (0.00 sec)</text:span></text:p>
      <text:p text:style-name="P3"><text:span text:style-name="T238"/></text:p>
      <text:p text:style-name="P3"><text:span text:style-name="T239">63) Write a query that produces the names and cities of all customers with the same rating as</text:span></text:p>
      <text:p text:style-name="P3"><text:span text:style-name="T239">Hoffman. Write the query using Hoffman’s CNUM rather than his rating, so that it would still be</text:span></text:p>
      <text:p text:style-name="P3"><text:span text:style-name="T239">usable if his rating changed.</text:span></text:p>
      <text:p text:style-name="P3"><text:span text:style-name="T240"/></text:p>
      <text:p text:style-name="P3"><text:span text:style-name="T241">mysql&gt; select cname,city from customer where rating =(select rating from customer where cnum=(select cnum from customer where cname ='hoffman'));</text:span></text:p>
      <text:p text:style-name="P3"><text:span text:style-name="T241">+---------+--------+</text:span></text:p>
      <text:p text:style-name="P3"><text:span text:style-name="T241">| cname<text:s text:c="3"/>| city<text:s text:c="3"/>|</text:span></text:p>
      <text:p text:style-name="P3"><text:span text:style-name="T241">+---------+--------+</text:span></text:p>
      <text:p text:style-name="P3"><text:span text:style-name="T241">| hoffman | london |</text:span></text:p>
      <text:p text:style-name="P3"><text:span text:style-name="T241">| clemens | london |</text:span></text:p>
      <text:p text:style-name="P3"><text:span text:style-name="T241">| pereira | rome<text:s text:c="3"/>|</text:span></text:p>
      <text:p text:style-name="P3"><text:span text:style-name="T241">+---------+--------+</text:span></text:p>
      <text:p text:style-name="P3"><text:span text:style-name="T241">3 rows in set (0.03 sec)</text:span></text:p>
      <text:p text:style-name="P3"><text:span text:style-name="T242"/></text:p>
      <text:p text:style-name="P3"><text:span text:style-name="T243"><text:s/>64) Find all salespeople for whom there are customers that follow them in alphabetical order.</text:span></text:p>
      <text:p text:style-name="P3"><text:span text:style-name="T244"/></text:p>
      <text:p text:style-name="P3"><text:span text:style-name="T245">mysql&gt; select sname from salespeople where sname&lt; any (select cname from customer where salespeople.snum=customer.snum);</text:span></text:p>
      <text:p text:style-name="P3"><text:span text:style-name="T245">+---------+</text:span></text:p>
      <text:p text:style-name="P3"><text:span text:style-name="T245">| sname<text:s text:c="3"/>|</text:span></text:p>
      <text:p text:style-name="P3"><text:span text:style-name="T245">+---------+</text:span></text:p>
      <text:p text:style-name="P3"><text:span text:style-name="T245">| axelrod |</text:span></text:p>
      <text:p text:style-name="P3"><text:span text:style-name="T245">| motika<text:s text:c="2"/>|</text:span></text:p>
      <text:p text:style-name="P3"><text:span text:style-name="T245">+---------+</text:span></text:p>
      <text:p text:style-name="P3"><text:span text:style-name="T245">2 rows in set (0.00 sec)</text:span></text:p>
      <text:p text:style-name="P3"><text:span text:style-name="T246"/></text:p>
      <text:p text:style-name="P3"><text:span text:style-name="T247">65) Write a query that produces the names and ratings of all customers of all who have above</text:span></text:p>
      <text:p text:style-name="P3"><text:span text:style-name="T247">average orders.</text:span></text:p>
      <text:p text:style-name="P3"><text:span text:style-name="T248"/></text:p>
      <text:p text:style-name="P3"><text:span text:style-name="T249">mysql&gt; select cname, rating from customer a, orders b where amt &gt; (select avg(amt) from orders ) and a.cnum=b.cnum;</text:span></text:p>
      <text:p text:style-name="P3"><text:span text:style-name="T249">+---------+--------+</text:span></text:p>
      <text:p text:style-name="P3"><text:span text:style-name="T249">| cname<text:s text:c="3"/>| rating |</text:span></text:p>
      <text:p text:style-name="P3"><text:span text:style-name="T249">+---------+--------+</text:span></text:p>
      <text:p text:style-name="P3"><text:span text:style-name="T249">| liu<text:s text:c="5"/>|<text:s text:c="4"/>200 |</text:span></text:p>
      <text:p text:style-name="P3"><text:span text:style-name="T249">| clemens |<text:s text:c="4"/>100 |</text:span></text:p>
      <text:p text:style-name="P3"><text:span text:style-name="T249">| clemens |<text:s text:c="4"/>100 |</text:span></text:p>
      <text:p text:style-name="P3"><text:span text:style-name="T249">+---------+--------+</text:span></text:p>
      <text:p text:style-name="P3"><text:span text:style-name="T249">3 rows in set (0.00 sec)</text:span></text:p>
      <text:p text:style-name="P3"><text:span text:style-name="T250"/></text:p>
      <text:p text:style-name="P3"><text:span text:style-name="T251">66) Find the SUM of all purchases from the Orders table.</text:span></text:p>
      <text:p text:style-name="P3"><text:span text:style-name="T252"/></text:p>
      <text:p text:style-name="P3"><text:span text:style-name="T253">mysql&gt; select sum(amt) from orders;</text:span></text:p>
      <text:p text:style-name="P3"><text:span text:style-name="T253">+----------+</text:span></text:p>
      <text:p text:style-name="P3"><text:span text:style-name="T253">| sum(amt) |</text:span></text:p>
      <text:p text:style-name="P3"><text:span text:style-name="T253">+----------+</text:span></text:p>
      <text:p text:style-name="P3"><text:span text:style-name="T253">| 26658.40 |</text:span></text:p>
      <text:p text:style-name="P3"><text:span text:style-name="T253">+----------+</text:span></text:p>
      <text:p text:style-name="P3"><text:span text:style-name="T253">1 row in set (0.01 sec)</text:span></text:p>
      <text:p text:style-name="P3"><text:span text:style-name="T254"/></text:p>
      <text:p text:style-name="P3"><text:span text:style-name="T255">67) Write a SELECT command that produces the order number, amount and date for all rows in</text:span></text:p>
      <text:p text:style-name="P3"><text:span text:style-name="T255">the order table.</text:span></text:p>
      <text:p text:style-name="P3"><text:span text:style-name="T256"/></text:p>
      <text:p text:style-name="P3"><text:span text:style-name="T257">mysql&gt; select onum,odate from orders;</text:span></text:p>
      <text:p text:style-name="P3"><text:span text:style-name="T257">+------+------------+</text:span></text:p>
      <text:p text:style-name="P3"><text:span text:style-name="T257">| onum | odate<text:s text:c="6"/>|</text:span></text:p>
      <text:p text:style-name="P3"><text:span text:style-name="T257">+------+------------+</text:span></text:p>
      <text:p text:style-name="P3"><text:span text:style-name="T257">| 3001 | 1996-03-10 |</text:span></text:p>
      <text:p text:style-name="P3"><text:span text:style-name="T257">| 3002 | 1996-03-10 |</text:span></text:p>
      <text:p text:style-name="P3"><text:span text:style-name="T257">| 3003 | 1996-03-10 |</text:span></text:p>
      <text:p text:style-name="P3"><text:span text:style-name="T257">| 3005 | 1996-03-10 |</text:span></text:p>
      <text:p text:style-name="P3"><text:span text:style-name="T257">| 3006 | 1996-03-10 |</text:span></text:p>
      <text:p text:style-name="P3"><text:span text:style-name="T257">| 3007 | 1996-04-10 |</text:span></text:p>
      <text:p text:style-name="P3"><text:span text:style-name="T257">| 3008 | 1996-05-10 |</text:span></text:p>
      <text:p text:style-name="P3"><text:span text:style-name="T257">| 3009 | 1996-04-10 |</text:span></text:p>
      <text:p text:style-name="P3"><text:span text:style-name="T257">| 3010 | 1996-06-10 |</text:span></text:p>
      <text:p text:style-name="P3"><text:span text:style-name="T257">| 3011 | 1996-06-10 |</text:span></text:p>
      <text:p text:style-name="P3"><text:span text:style-name="T257">+------+------------+</text:span></text:p>
      <text:p text:style-name="P3"><text:span text:style-name="T257">10 rows in set (0.00 sec)</text:span></text:p>
      <text:p text:style-name="P3"><text:span text:style-name="T258"/></text:p>
      <text:p text:style-name="P4"><text:span text:style-name="T258">68) Count the number of nonNULL rating fields in the Customers table (including repeats).</text:span></text:p>
      <text:p text:style-name="P4"><text:span text:style-name="T258"/></text:p>
      <text:p text:style-name="P4"><text:span text:style-name="T258">mysql&gt; select count(rating) from customer where rating !=0;</text:span></text:p>
      <text:p text:style-name="P4"><text:span text:style-name="T258">+---------------+</text:span></text:p>
      <text:p text:style-name="P4"><text:span text:style-name="T258">| count(rating) |</text:span></text:p>
      <text:p text:style-name="P4"><text:span text:style-name="T258">+---------------+</text:span></text:p>
      <text:p text:style-name="P4"><text:span text:style-name="T258">|<text:s text:c="13"/>7 |</text:span></text:p>
      <text:p text:style-name="P4"><text:span text:style-name="T258">+---------------+</text:span></text:p>
      <text:p text:style-name="P4"><text:span text:style-name="T258">1 row in set (0.00 sec)</text:span></text:p>
      <text:p text:style-name="P5"><text:span text:style-name="T258"/></text:p>
      <text:p text:style-name="P5"><text:span text:style-name="T259">69) Write a query that gives the names of both the salesperson and the customer for each order</text:span></text:p>
      <text:p text:style-name="P5"><text:span text:style-name="T259">after the order number.</text:span></text:p>
      <text:p text:style-name="P5"><text:span text:style-name="T260"/></text:p>
      <text:p text:style-name="P5"><text:span text:style-name="T261">mysql&gt; select sname, cname, onum from salespeople a, customer b, orders c where a.snum=b.snum and b.cnum=c.cnum;</text:span></text:p>
      <text:p text:style-name="P5"><text:span text:style-name="T261">+---------+----------+------+</text:span></text:p>
      <text:p text:style-name="P5"><text:span text:style-name="T261">| sname<text:s text:c="3"/>| cname<text:s text:c="4"/>| onum |</text:span></text:p>
      <text:p text:style-name="P5"><text:span text:style-name="T261">+---------+----------+------+</text:span></text:p>
      <text:p text:style-name="P5"><text:span text:style-name="T261">| peel<text:s text:c="4"/>| hoffman<text:s text:c="2"/>| 3003 |</text:span></text:p>
      <text:p text:style-name="P5"><text:span text:style-name="T261">| axelrod | giovanni | 3007 |</text:span></text:p>
      <text:p text:style-name="P5"><text:span text:style-name="T261">| axelrod | giovanni | 3009 |</text:span></text:p>
      <text:p text:style-name="P5"><text:span text:style-name="T261">| serres<text:s text:c="2"/>| liu<text:s text:c="6"/>| 3005 |</text:span></text:p>
      <text:p text:style-name="P5"><text:span text:style-name="T261">| serres<text:s text:c="2"/>| grass<text:s text:c="4"/>| 3010 |</text:span></text:p>
      <text:p text:style-name="P5"><text:span text:style-name="T261">| peel<text:s text:c="4"/>| clemens<text:s text:c="2"/>| 3008 |</text:span></text:p>
      <text:p text:style-name="P5"><text:span text:style-name="T261">| peel<text:s text:c="4"/>| clemens<text:s text:c="2"/>| 3011 |</text:span></text:p>
      <text:p text:style-name="P5"><text:span text:style-name="T261">| motika<text:s text:c="2"/>| pereira<text:s text:c="2"/>| 3002 |</text:span></text:p>
      <text:p text:style-name="P5"><text:span text:style-name="T261">| rifkin<text:s text:c="2"/>| cisneros | 3001 |</text:span></text:p>
      <text:p text:style-name="P5"><text:span text:style-name="T261">| rifkin<text:s text:c="2"/>| cisneros | 3006 |</text:span></text:p>
      <text:p text:style-name="P5"><text:span text:style-name="T261">+---------+----------+------+</text:span></text:p>
      <text:p text:style-name="P5"><text:span text:style-name="T261">10 rows in set (0.00 sec)</text:span></text:p>
      <text:p text:style-name="P5"><text:span text:style-name="T262"/></text:p>
      <text:p text:style-name="P5"><text:span text:style-name="T263">70) List the commissions of all salespeople servicing customers in London.</text:span></text:p>
      <text:p text:style-name="P5"><text:span text:style-name="T264"/></text:p>
      <text:p text:style-name="P5"><text:span text:style-name="T265">mysql&gt; select sname, (comm*amt) as commision from salespeople a, customer b, orders c where a.snum=b.snum and b.cnum=c.cnum and a.city='london';</text:span></text:p>
      <text:p text:style-name="P5"><text:span text:style-name="T265">+--------+-----------+</text:span></text:p>
      <text:p text:style-name="P5"><text:span text:style-name="T265">| sname<text:s text:c="2"/>| commision |</text:span></text:p>
      <text:p text:style-name="P5"><text:span text:style-name="T265">+--------+-----------+</text:span></text:p>
      <text:p text:style-name="P5"><text:span text:style-name="T265">| peel<text:s text:c="3"/>|<text:s text:c="3"/>92.0628 |</text:span></text:p>
      <text:p text:style-name="P5"><text:span text:style-name="T265">| peel<text:s text:c="3"/>|<text:s text:c="2"/>566.7600 |</text:span></text:p>
      <text:p text:style-name="P5"><text:span text:style-name="T265">| peel<text:s text:c="3"/>| 1187.0256 |</text:span></text:p>
      <text:p text:style-name="P5"><text:span text:style-name="T265">| motika |<text:s text:c="2"/>209.0110 |</text:span></text:p>
      <text:p text:style-name="P5"><text:span text:style-name="T265">+--------+-----------+</text:span></text:p>
      <text:p text:style-name="P5"><text:span text:style-name="T265">4 rows in set (0.00 sec)</text:span></text:p>
      <text:p text:style-name="P5"><text:span text:style-name="T266"/></text:p>
      <text:p text:style-name="P5"><text:span text:style-name="T267">71) Write a query using ANY or ALL that will find all salespeople who have no customers located in their city.</text:span></text:p>
      <text:p text:style-name="P5"><text:span text:style-name="T268"/></text:p>
      <text:p text:style-name="P5"><text:span text:style-name="T269">mysql&gt; select sname from salespeople where snum in (select snum from customer where salespeople.city !=customer.city and salespeople.snum=customer.snum);</text:span></text:p>
      <text:p text:style-name="P5"><text:span text:style-name="T269">+---------+</text:span></text:p>
      <text:p text:style-name="P5"><text:span text:style-name="T269">| sname<text:s text:c="3"/>|</text:span></text:p>
      <text:p text:style-name="P5"><text:span text:style-name="T269">+---------+</text:span></text:p>
      <text:p text:style-name="P5"><text:span text:style-name="T269">| axelrod |</text:span></text:p>
      <text:p text:style-name="P5"><text:span text:style-name="T269">| serres<text:s text:c="2"/>|</text:span></text:p>
      <text:p text:style-name="P5"><text:span text:style-name="T269">| motika<text:s text:c="2"/>|</text:span></text:p>
      <text:p text:style-name="P5"><text:span text:style-name="T269">| rifkin<text:s text:c="2"/>|</text:span></text:p>
      <text:p text:style-name="P5"><text:span text:style-name="T269">+---------+</text:span></text:p>
      <text:p text:style-name="P5"><text:span text:style-name="T269">4 rows in set (0.00 sec)</text:span></text:p>
      <text:p text:style-name="P5"><text:span text:style-name="T270"/></text:p>
      <text:p text:style-name="P5"><text:span text:style-name="T271">72) Write a query using the EXISTS operator that selects all salespeople with customers located in their cities who are not assigned to them.</text:span></text:p>
      <text:p text:style-name="P5"><text:span text:style-name="T272"/></text:p>
      <text:p text:style-name="P5"><text:span text:style-name="T273">mysql&gt; select snum,sname from salespeople where exists ( select cnum from customer where salespeople.city = customer.city and salespeople.snum!=customer.snum);</text:span></text:p>
      <text:p text:style-name="P5"><text:span text:style-name="T273">+------+--------+</text:span></text:p>
      <text:p text:style-name="P5"><text:span text:style-name="T273">| snum | sname<text:s text:c="2"/>|</text:span></text:p>
      <text:p text:style-name="P5"><text:span text:style-name="T273">+------+--------+</text:span></text:p>
      <text:p text:style-name="P5"><text:span text:style-name="T273">| 1002 | serres |</text:span></text:p>
      <text:p text:style-name="P5"><text:span text:style-name="T273">| 1004 | motika |</text:span></text:p>
      <text:p text:style-name="P5"><text:span text:style-name="T273">| 1005 | fran<text:s text:c="3"/>|</text:span></text:p>
      <text:p text:style-name="P5"><text:span text:style-name="T273">+------+--------+</text:span></text:p>
      <text:p text:style-name="P5"><text:span text:style-name="T273">3 rows in set (0.07 sec)</text:span></text:p>
      <text:p text:style-name="P5"><text:span text:style-name="T274"/></text:p>
      <text:p text:style-name="P5"><text:span text:style-name="T275">73) Write a query that selects all customers serviced by Peel or Motika. (Hint : The SNUM field</text:span></text:p>
      <text:p text:style-name="P5"><text:span text:style-name="T275">relates the two tables to one another.</text:span></text:p>
      <text:p text:style-name="P5"><text:span text:style-name="T276"/></text:p>
      <text:p text:style-name="P5"><text:span text:style-name="T277">mysql&gt; select cname from customer a, salespeople b where a.snum=b.snum and a.snum in (select snum from salespeople where sname='peel' or sname ='motika');</text:span></text:p>
      <text:p text:style-name="P5"><text:span text:style-name="T277">+---------+</text:span></text:p>
      <text:p text:style-name="P5"><text:span text:style-name="T277">| cname<text:s text:c="3"/>|</text:span></text:p>
      <text:p text:style-name="P5"><text:span text:style-name="T277">+---------+</text:span></text:p>
      <text:p text:style-name="P5"><text:span text:style-name="T277">| hoffman |</text:span></text:p>
      <text:p text:style-name="P5"><text:span text:style-name="T277">| clemens |</text:span></text:p>
      <text:p text:style-name="P5"><text:span text:style-name="T277">| pereira |</text:span></text:p>
      <text:p text:style-name="P5"><text:span text:style-name="T277">+---------+</text:span></text:p>
      <text:p text:style-name="P5"><text:span text:style-name="T277">3 rows in set (0.00 sec)</text:span></text:p>
      <text:p text:style-name="P5"><text:span text:style-name="T278"/></text:p>
      <text:p text:style-name="P5"><text:span text:style-name="T279">75) Find all orders attributed to salespeople in London.</text:span></text:p>
      <text:p text:style-name="P5"><text:span text:style-name="T280"/></text:p>
      <text:p text:style-name="P5"><text:span text:style-name="T281">mysql&gt; select onum from customer a , salespeople b, orders c where a.snum=b.snum and a.cnum=c.cnum and b.snum in (select snum from salespeople where b.city='london');</text:span></text:p>
      <text:p text:style-name="P5"><text:span text:style-name="T281">+------+</text:span></text:p>
      <text:p text:style-name="P5"><text:span text:style-name="T281">| onum |</text:span></text:p>
      <text:p text:style-name="P5"><text:span text:style-name="T281">+------+</text:span></text:p>
      <text:p text:style-name="P5"><text:span text:style-name="T281">| 3003 |</text:span></text:p>
      <text:p text:style-name="P5"><text:span text:style-name="T281">| 3008 |</text:span></text:p>
      <text:p text:style-name="P5"><text:span text:style-name="T281">| 3011 |</text:span></text:p>
      <text:p text:style-name="P5"><text:span text:style-name="T281">| 3002 |</text:span></text:p>
      <text:p text:style-name="P5"><text:span text:style-name="T281">+------+</text:span></text:p>
      <text:p text:style-name="P5"><text:span text:style-name="T281">4 rows in set (0.00 sec)</text:span></text:p>
      <text:p text:style-name="P5"><text:span text:style-name="T282"/></text:p>
      <text:p text:style-name="P5"><text:span text:style-name="T283">76) Find all orders by customers not located in the same cities as their salespeople.</text:span></text:p>
      <text:p text:style-name="P5"><text:span text:style-name="T284"/></text:p>
      <text:p text:style-name="P5"><text:span text:style-name="T285">mysql&gt; select onum from orders c, salespeople a, customer b where a.snum=b.snum and b.cnum=c.cnum and a.city!=b.city;</text:span></text:p>
      <text:p text:style-name="P5"><text:span text:style-name="T285">+------+</text:span></text:p>
      <text:p text:style-name="P5"><text:span text:style-name="T285">| onum |</text:span></text:p>
      <text:p text:style-name="P5"><text:span text:style-name="T285">+------+</text:span></text:p>
      <text:p text:style-name="P5"><text:span text:style-name="T285">| 3007 |</text:span></text:p>
      <text:p text:style-name="P5"><text:span text:style-name="T285">| 3009 |</text:span></text:p>
      <text:p text:style-name="P5"><text:span text:style-name="T285">| 3010 |</text:span></text:p>
      <text:p text:style-name="P5"><text:span text:style-name="T285">| 3002 |</text:span></text:p>
      <text:p text:style-name="P5"><text:span text:style-name="T285">| 3001 |</text:span></text:p>
      <text:p text:style-name="P5"><text:span text:style-name="T285">| 3006 |</text:span></text:p>
      <text:p text:style-name="P5"><text:span text:style-name="T285">+------+</text:span></text:p>
      <text:p text:style-name="P5"><text:span text:style-name="T285">6 rows in set (0.00 sec)</text:span></text:p>
      <text:p text:style-name="P5"><text:span text:style-name="T286"/></text:p>
      <text:p text:style-name="P5"><text:span text:style-name="T287">77) Find all salespeople who have customers with more than one current order.</text:span></text:p>
      <text:p text:style-name="P5"><text:span text:style-name="T288"/></text:p>
      <text:p text:style-name="P5"><text:span text:style-name="T289">mysql&gt; select snum,sname from salespeople where snum in (select snum from customer where cnum in (select cnum from orders group by cnum having count(odate)&gt;1));</text:span></text:p>
      <text:p text:style-name="P5"><text:span text:style-name="T289">+------+---------+</text:span></text:p>
      <text:p text:style-name="P5"><text:span text:style-name="T289">| snum | sname<text:s text:c="3"/>|</text:span></text:p>
      <text:p text:style-name="P5"><text:span text:style-name="T289">+------+---------+</text:span></text:p>
      <text:p text:style-name="P5"><text:span text:style-name="T289">| 1001 | peel<text:s text:c="4"/>|</text:span></text:p>
      <text:p text:style-name="P5"><text:span text:style-name="T289">| 1003 | axelrod |</text:span></text:p>
      <text:p text:style-name="P5"><text:span text:style-name="T289">| 1007 | rifkin<text:s text:c="2"/>|</text:span></text:p>
      <text:p text:style-name="P5"><text:span text:style-name="T289">+------+---------+</text:span></text:p>
      <text:p text:style-name="P5"><text:span text:style-name="T289">3 rows in set (0.28 sec)</text:span></text:p>
      <text:p text:style-name="P5"><text:span text:style-name="T290"/></text:p>
      <text:p text:style-name="P5"><text:span text:style-name="T291">79) Write a query that selects all customers whose names begin with ‘C’.</text:span></text:p>
      <text:p text:style-name="P5"><text:span text:style-name="T292"/></text:p>
      <text:p text:style-name="P5"><text:span text:style-name="T293">mysql&gt; select * from customer where cname like 'c%';</text:span></text:p>
      <text:p text:style-name="P5"><text:span text:style-name="T293">+------+----------+----------+--------+------+</text:span></text:p>
      <text:p text:style-name="P5"><text:span text:style-name="T293">| cnum | cname<text:s text:c="4"/>| city<text:s text:c="5"/>| rating | snum |</text:span></text:p>
      <text:p text:style-name="P5"><text:span text:style-name="T293">+------+----------+----------+--------+------+</text:span></text:p>
      <text:p text:style-name="P5"><text:span text:style-name="T293">| 2006 | clemens<text:s text:c="2"/>| london<text:s text:c="3"/>|<text:s text:c="4"/>100 | 1001 |</text:span></text:p>
      <text:p text:style-name="P5"><text:span text:style-name="T293">| 2008 | cisneros | san jose |<text:s text:c="4"/>300 | 1007 |</text:span></text:p>
      <text:p text:style-name="P5"><text:span text:style-name="T293">+------+----------+----------+--------+------+</text:span></text:p>
      <text:p text:style-name="P5"><text:span text:style-name="T293">2 rows in set (0.00 sec)</text:span></text:p>
      <text:p text:style-name="P5"><text:span text:style-name="T294"/></text:p>
      <text:p text:style-name="P5"><text:span text:style-name="T295">80) Write a query on the Customers table that will find the highest rating in each city. Put the output in this form : for the city (</text:span><text:span text:style-name="T296">city</text:span><text:span text:style-name="T297">) the highest rating is : (</text:span><text:span text:style-name="T298">rating</text:span><text:span text:style-name="T299">).</text:span></text:p>
      <text:p text:style-name="P5"><text:span text:style-name="T300"/></text:p>
      <text:p text:style-name="P5"><text:span text:style-name="T301">mysql&gt; select concat('The city',city), concat ('has rating of ',max(rating ))from customer group by city;</text:span></text:p>
      <text:p text:style-name="P5"><text:span text:style-name="T301">+-------------------------+----------------------------------------+</text:span></text:p>
      <text:p text:style-name="P5"><text:span text:style-name="T301">| concat('The city',city) | concat ('has rating of ',max(rating )) |</text:span></text:p>
      <text:p text:style-name="P5"><text:span text:style-name="T301">+-------------------------+----------------------------------------+</text:span></text:p>
      <text:p text:style-name="P5"><text:span text:style-name="T301">| The cityberlin<text:s text:c="10"/>| has rating of 300<text:s text:c="22"/>|</text:span></text:p>
      <text:p text:style-name="P5"><text:span text:style-name="T301">| The citylondon<text:s text:c="10"/>| has rating of 100<text:s text:c="22"/>|</text:span></text:p>
      <text:p text:style-name="P5"><text:span text:style-name="T301">| The cityrome<text:s text:c="12"/>| has rating of 200<text:s text:c="22"/>|</text:span></text:p>
      <text:p text:style-name="P5"><text:span text:style-name="T301">| The citysan jose<text:s text:c="8"/>| has rating of 300<text:s text:c="22"/>|</text:span></text:p>
      <text:p text:style-name="P5"><text:span text:style-name="T301">+-------------------------+----------------------------------------+</text:span></text:p>
      <text:p text:style-name="P5"><text:span text:style-name="T301">4 rows in set (0.00 sec)</text:span></text:p>
      <text:p text:style-name="P5"><text:span text:style-name="T302"/></text:p>
      <text:p text:style-name="P5"><text:span text:style-name="T303">81) Write a query that will produce the SNUM values of all salespeople with orders currently in the Orders table (without any repeats).</text:span></text:p>
      <text:p text:style-name="P5"><text:span text:style-name="T304"/></text:p>
      <text:p text:style-name="P5"><text:span text:style-name="T305"><text:s/>mysql&gt; select distinct snum from customer a, orders b where a.cnum=b.cnum;</text:span></text:p>
      <text:p text:style-name="P5"><text:span text:style-name="T305">+------+</text:span></text:p>
      <text:p text:style-name="P5"><text:span text:style-name="T305">| snum |</text:span></text:p>
      <text:p text:style-name="P5"><text:span text:style-name="T305">+------+</text:span></text:p>
      <text:p text:style-name="P5"><text:span text:style-name="T305">| 1001 |</text:span></text:p>
      <text:p text:style-name="P5"><text:span text:style-name="T305">| 1002 |</text:span></text:p>
      <text:p text:style-name="P5"><text:span text:style-name="T305">| 1003 |</text:span></text:p>
      <text:p text:style-name="P5"><text:span text:style-name="T305">| 1004 |</text:span></text:p>
      <text:p text:style-name="P5"><text:span text:style-name="T305">| 1007 |</text:span></text:p>
      <text:p text:style-name="P5"><text:span text:style-name="T305">+------+</text:span></text:p>
      <text:p text:style-name="P5"><text:span text:style-name="T305">5 rows in set (0.00 sec)</text:span></text:p>
      <text:p text:style-name="P5"><text:span text:style-name="T306"/></text:p>
      <text:p text:style-name="P5"><text:span text:style-name="T307">82) Write a query that lists customers in descending order of rating. Output the rating field first,</text:span></text:p>
      <text:p text:style-name="P5"><text:span text:style-name="T307">followed by the customer’s names and numbers.</text:span></text:p>
      <text:p text:style-name="P5"><text:span text:style-name="T308"/></text:p>
      <text:p text:style-name="P5"><text:span text:style-name="T309">mysql&gt; select cname,cnum,rating from customer order by rating desc;</text:span></text:p>
      <text:p text:style-name="P5"><text:span text:style-name="T309">+----------+------+--------+</text:span></text:p>
      <text:p text:style-name="P5"><text:span text:style-name="T309">| cname<text:s text:c="4"/>| cnum | rating |</text:span></text:p>
      <text:p text:style-name="P5"><text:span text:style-name="T309">+----------+------+--------+</text:span></text:p>
      <text:p text:style-name="P5"><text:span text:style-name="T309">| grass<text:s text:c="4"/>| 2004 |<text:s text:c="4"/>300 |</text:span></text:p>
      <text:p text:style-name="P5"><text:span text:style-name="T309">| cisneros | 2008 |<text:s text:c="4"/>300 |</text:span></text:p>
      <text:p text:style-name="P5"><text:span text:style-name="T309">| giovanni | 2002 |<text:s text:c="4"/>200 |</text:span></text:p>
      <text:p text:style-name="P5"><text:span text:style-name="T309">| liu<text:s text:c="6"/>| 2003 |<text:s text:c="4"/>200 |</text:span></text:p>
      <text:p text:style-name="P5"><text:span text:style-name="T309">| hoffman<text:s text:c="2"/>| 2001 |<text:s text:c="4"/>100 |</text:span></text:p>
      <text:p text:style-name="P5"><text:span text:style-name="T309">| clemens<text:s text:c="2"/>| 2006 |<text:s text:c="4"/>100 |</text:span></text:p>
      <text:p text:style-name="P5"><text:span text:style-name="T309">| pereira<text:s text:c="2"/>| 2007 |<text:s text:c="4"/>100 |</text:span></text:p>
      <text:p text:style-name="P5"><text:span text:style-name="T309">+----------+------+--------+</text:span></text:p>
      <text:p text:style-name="P5"><text:span text:style-name="T309">7 rows in set (0.01 sec)</text:span></text:p>
      <text:p text:style-name="P5"><text:span text:style-name="T310"/></text:p>
      <text:p text:style-name="P5"><text:span text:style-name="T311">83) Find the average commission for salespeople in London.</text:span></text:p>
      <text:p text:style-name="P5"><text:span text:style-name="T312"/></text:p>
      <text:p text:style-name="P5"><text:span text:style-name="T313">mysql&gt; select avg(comm) from salespeople where city='london';</text:span></text:p>
      <text:p text:style-name="P5"><text:span text:style-name="T313">+-----------+</text:span></text:p>
      <text:p text:style-name="P5"><text:span text:style-name="T313">| avg(comm) |</text:span></text:p>
      <text:p text:style-name="P5"><text:span text:style-name="T313">+-----------+</text:span></text:p>
      <text:p text:style-name="P5"><text:span text:style-name="T313">|<text:s text:c="2"/>0.163333 |</text:span></text:p>
      <text:p text:style-name="P5"><text:span text:style-name="T313">+-----------+</text:span></text:p>
      <text:p text:style-name="P5"><text:span text:style-name="T313">1 row in set (0.00 sec)</text:span></text:p>
      <text:p text:style-name="P5"><text:span text:style-name="T314"/></text:p>
      <text:p text:style-name="P5"><text:span text:style-name="T315">84) Find all orders credited to the same salesperson who services Hoffman (CNUM 2001).</text:span></text:p>
      <text:p text:style-name="P5"><text:span text:style-name="T316"/></text:p>
      <text:p text:style-name="P5"><text:span text:style-name="T317">mysql&gt; select onum,amt,odate,cnum from orders where cnum in (select cnum from customer where snum in ( select snum from customer where cname='hoffman'));</text:span></text:p>
      <text:p text:style-name="P5"><text:span text:style-name="T317">+------+---------+------------+------+</text:span></text:p>
      <text:p text:style-name="P5"><text:span text:style-name="T317">| onum | amt<text:s text:c="5"/>| odate<text:s text:c="6"/>| cnum |</text:span></text:p>
      <text:p text:style-name="P5"><text:span text:style-name="T317">+------+---------+------------+------+</text:span></text:p>
      <text:p text:style-name="P5"><text:span text:style-name="T317">| 3003 |<text:s text:c="2"/>767.19 | 1996-03-10 | 2001 |</text:span></text:p>
      <text:p text:style-name="P5"><text:span text:style-name="T317">| 3008 | 4723.00 | 1996-05-10 | 2006 |</text:span></text:p>
      <text:p text:style-name="P5"><text:span text:style-name="T317">| 3011 | 9891.88 | 1996-06-10 | 2006 |</text:span></text:p>
      <text:p text:style-name="P5"><text:span text:style-name="T317">+------+---------+------------+------+</text:span></text:p>
      <text:p text:style-name="P5"><text:span text:style-name="T317">3 rows in set (0.00 sec)</text:span></text:p>
      <text:p text:style-name="P5"><text:span text:style-name="T318"/></text:p>
      <text:p text:style-name="P5"><text:span text:style-name="T319">85) Find all salespeople whose commission is in between 0.10 and 0.12 (both inclusive).</text:span></text:p>
      <text:p text:style-name="P5"><text:span text:style-name="T320"/></text:p>
      <text:p text:style-name="P5"><text:span text:style-name="T321">mysql&gt; select sname, comm from salespeople where comm&gt;=0.10 and comm&lt;=0.12;</text:span></text:p>
      <text:p text:style-name="P5"><text:span text:style-name="T321">+---------+------+</text:span></text:p>
      <text:p text:style-name="P5"><text:span text:style-name="T321">| sname<text:s text:c="3"/>| comm |</text:span></text:p>
      <text:p text:style-name="P5"><text:span text:style-name="T321">+---------+------+</text:span></text:p>
      <text:p text:style-name="P5"><text:span text:style-name="T321">| peel<text:s text:c="4"/>| 0.12 |</text:span></text:p>
      <text:p text:style-name="P5"><text:span text:style-name="T321">| axelrod | 0.10 |</text:span></text:p>
      <text:p text:style-name="P5"><text:span text:style-name="T321">| motika<text:s text:c="2"/>| 0.11 |</text:span></text:p>
      <text:p text:style-name="P5"><text:span text:style-name="T321">+---------+------+</text:span></text:p>
      <text:p text:style-name="P5"><text:span text:style-name="T321">3 rows in set (0.00 sec)</text:span></text:p>
      <text:p text:style-name="P5"><text:span text:style-name="T322"/></text:p>
      <text:p text:style-name="P5"><text:span text:style-name="T323">86) Write a query that will give you the names and cities of all salespeople in London with a</text:span></text:p>
      <text:p text:style-name="P5"><text:span text:style-name="T323">commission above 0.10.</text:span></text:p>
      <text:p text:style-name="P5"><text:span text:style-name="T324"/></text:p>
      <text:p text:style-name="P5"><text:span text:style-name="T325">mysql&gt; select sname, city from salespeople where city='london' and comm&gt;=0.10;</text:span></text:p>
      <text:p text:style-name="P5"><text:span text:style-name="T325">+--------+--------+</text:span></text:p>
      <text:p text:style-name="P5"><text:span text:style-name="T325">| sname<text:s text:c="2"/>| city<text:s text:c="3"/>|</text:span></text:p>
      <text:p text:style-name="P5"><text:span text:style-name="T325">+--------+--------+</text:span></text:p>
      <text:p text:style-name="P5"><text:span text:style-name="T325">| peel<text:s text:c="3"/>| london |</text:span></text:p>
      <text:p text:style-name="P5"><text:span text:style-name="T325">| motika | london |</text:span></text:p>
      <text:p text:style-name="P5"><text:span text:style-name="T325">| fran<text:s text:c="3"/>| london |</text:span></text:p>
      <text:p text:style-name="P5"><text:span text:style-name="T325">+--------+--------+</text:span></text:p>
      <text:p text:style-name="P5"><text:span text:style-name="T325">3 rows in set (0.00 sec)</text:span></text:p>
      <text:p text:style-name="P5"><text:span text:style-name="T326"/></text:p>
      <text:p text:style-name="P5"><text:span text:style-name="T327">87) What will be the output from the following query?</text:span></text:p>
      <text:p text:style-name="P5"><text:span text:style-name="T327">SELECT * FROM ORDERS</text:span></text:p>
      <text:p text:style-name="P5"><text:span text:style-name="T327">where (amt &lt; 1000 OR NOT (odate = 10/03/1996 AND cnum &gt;</text:span></text:p>
      <text:p text:style-name="P5"><text:span text:style-name="T327">2003));</text:span></text:p>
      <text:p text:style-name="P5"><text:span text:style-name="T328"/></text:p>
      <text:p text:style-name="P5"><text:span text:style-name="T329">mysql&gt; select * from orders where (amt &lt; 1000 or not (odate = 10-03-1996 and cnum &gt; 2003));</text:span></text:p>
      <text:p text:style-name="P5"><text:span text:style-name="T329">+------+---------+------------+------+</text:span></text:p>
      <text:p text:style-name="P5"><text:span text:style-name="T329">| onum | amt<text:s text:c="5"/>| odate<text:s text:c="6"/>| cnum |</text:span></text:p>
      <text:p text:style-name="P5"><text:span text:style-name="T329">+------+---------+------------+------+</text:span></text:p>
      <text:p text:style-name="P5"><text:span text:style-name="T329">| 3001 |<text:s text:c="3"/>18.69 | 1996-03-10 | 2008 |</text:span></text:p>
      <text:p text:style-name="P5"><text:span text:style-name="T329">| 3002 | 1900.10 | 1996-03-10 | 2007 |</text:span></text:p>
      <text:p text:style-name="P5"><text:span text:style-name="T329">| 3003 |<text:s text:c="2"/>767.19 | 1996-03-10 | 2001 |</text:span></text:p>
      <text:p text:style-name="P5"><text:span text:style-name="T329">| 3005 | 5160.45 | 1996-03-10 | 2003 |</text:span></text:p>
      <text:p text:style-name="P5"><text:span text:style-name="T329">| 3006 | 1098.16 | 1996-03-10 | 2008 |</text:span></text:p>
      <text:p text:style-name="P5"><text:span text:style-name="T329">| 3007 |<text:s text:c="3"/>75.75 | 1996-04-10 | 2002 |</text:span></text:p>
      <text:p text:style-name="P5"><text:span text:style-name="T329">| 3008 | 4723.00 | 1996-05-10 | 2006 |</text:span></text:p>
      <text:p text:style-name="P5"><text:span text:style-name="T329">| 3009 | 1713.23 | 1996-04-10 | 2002 |</text:span></text:p>
      <text:p text:style-name="P5"><text:span text:style-name="T329">| 3010 | 1309.95 | 1996-06-10 | 2004 |</text:span></text:p>
      <text:p text:style-name="P5"><text:span text:style-name="T329">| 3011 | 9891.88 | 1996-06-10 | 2006 |</text:span></text:p>
      <text:p text:style-name="P5"><text:span text:style-name="T329">+------+---------+------------+------+</text:span></text:p>
      <text:p text:style-name="P5"><text:span text:style-name="T329">10 rows in set, 1 warning (0.08 sec)</text:span></text:p>
      <text:p text:style-name="P5"><text:span text:style-name="T330"/></text:p>
      <text:p text:style-name="P5"><text:span text:style-name="T331">88) Write a query that selects each customer’s smallest order.</text:span></text:p>
      <text:p text:style-name="P5"><text:span text:style-name="T332"/></text:p>
      <text:p text:style-name="P5"><text:span text:style-name="T333">mysql&gt; select min(amt), b.cnum,a.cname from customer a, orders b where a.cnum=b.cnum group by b.cnum;</text:span></text:p>
      <text:p text:style-name="P5"><text:span text:style-name="T333">+----------+------+----------+</text:span></text:p>
      <text:p text:style-name="P5"><text:span text:style-name="T333">| min(amt) | cnum | cname<text:s text:c="4"/>|</text:span></text:p>
      <text:p text:style-name="P5"><text:span text:style-name="T333">+----------+------+----------+</text:span></text:p>
      <text:p text:style-name="P5"><text:span text:style-name="T333">|<text:s text:c="3"/>767.19 | 2001 | hoffman<text:s text:c="2"/>|</text:span></text:p>
      <text:p text:style-name="P5"><text:span text:style-name="T333">|<text:s text:c="4"/>75.75 | 2002 | giovanni |</text:span></text:p>
      <text:p text:style-name="P5"><text:span text:style-name="T333">|<text:s text:c="2"/>5160.45 | 2003 | liu<text:s text:c="6"/>|</text:span></text:p>
      <text:p text:style-name="P5"><text:span text:style-name="T333">|<text:s text:c="2"/>1309.95 | 2004 | grass<text:s text:c="4"/>|</text:span></text:p>
      <text:p text:style-name="P5"><text:span text:style-name="T333">|<text:s text:c="2"/>4723.00 | 2006 | clemens<text:s text:c="2"/>|</text:span></text:p>
      <text:p text:style-name="P5"><text:span text:style-name="T333">|<text:s text:c="2"/>1900.10 | 2007 | pereira<text:s text:c="2"/>|</text:span></text:p>
      <text:p text:style-name="P5"><text:span text:style-name="T333">|<text:s text:c="4"/>18.69 | 2008 | cisneros |</text:span></text:p>
      <text:p text:style-name="P5"><text:span text:style-name="T333">+----------+------+----------+</text:span></text:p>
      <text:p text:style-name="P5"><text:span text:style-name="T333">7 rows in set (0.00 sec)</text:span></text:p>
      <text:p text:style-name="P5"><text:span text:style-name="T334"/></text:p>
      <text:p text:style-name="P5"><text:span text:style-name="T335">89) Write a query that selects the first customer in alphabetical order whose name begins with G.</text:span></text:p>
      <text:p text:style-name="P5"><text:span text:style-name="T336"/></text:p>
      <text:p text:style-name="P5"><text:span text:style-name="T337">mysql&gt; select min(cname) from customer where cname like 'g%';</text:span></text:p>
      <text:p text:style-name="P5"><text:span text:style-name="T337">+------------+</text:span></text:p>
      <text:p text:style-name="P5"><text:span text:style-name="T337">| min(cname) |</text:span></text:p>
      <text:p text:style-name="P5"><text:span text:style-name="T337">+------------+</text:span></text:p>
      <text:p text:style-name="P5"><text:span text:style-name="T337">| giovanni<text:s text:c="3"/>|</text:span></text:p>
      <text:p text:style-name="P5"><text:span text:style-name="T337">+------------+</text:span></text:p>
      <text:p text:style-name="P5"><text:span text:style-name="T337">1 row in set (0.00 sec)</text:span></text:p>
      <text:p text:style-name="P5"><text:span text:style-name="T338"/></text:p>
      <text:p text:style-name="P5"><text:span text:style-name="T339">90) Write a query that counts the number of different nonNULL city values in the Customers table.</text:span></text:p>
      <text:p text:style-name="P5"><text:span text:style-name="T340"/></text:p>
      <text:p text:style-name="P5"><text:span text:style-name="T341">mysql&gt; select count(distinct(city)) from customer where city is not null;</text:span></text:p>
      <text:p text:style-name="P5"><text:span text:style-name="T341">+-----------------------+</text:span></text:p>
      <text:p text:style-name="P5"><text:span text:style-name="T341">| count(distinct(city)) |</text:span></text:p>
      <text:p text:style-name="P5"><text:span text:style-name="T341">+-----------------------+</text:span></text:p>
      <text:p text:style-name="P5"><text:span text:style-name="T341">|<text:s text:c="21"/>4 |</text:span></text:p>
      <text:p text:style-name="P5"><text:span text:style-name="T341">+-----------------------+</text:span></text:p>
      <text:p text:style-name="P5"><text:span text:style-name="T341">1 row in set (0.09 sec)</text:span></text:p>
      <text:p text:style-name="P5"><text:span text:style-name="T342"/></text:p>
      <text:p text:style-name="P5"><text:span text:style-name="T343">91) Find the average amount from the Orders table.</text:span></text:p>
      <text:p text:style-name="P5"><text:span text:style-name="T344"/></text:p>
      <text:p text:style-name="P5"><text:span text:style-name="T345">mysql&gt; select avg(amt) from orders;</text:span></text:p>
      <text:p text:style-name="P5"><text:span text:style-name="T345">+-------------+</text:span></text:p>
      <text:p text:style-name="P5"><text:span text:style-name="T345">| avg(amt)<text:s text:c="4"/>|</text:span></text:p>
      <text:p text:style-name="P5"><text:span text:style-name="T345">+-------------+</text:span></text:p>
      <text:p text:style-name="P5"><text:span text:style-name="T345">| 2665.840000 |</text:span></text:p>
      <text:p text:style-name="P5"><text:span text:style-name="T345">+-------------+</text:span></text:p>
      <text:p text:style-name="P5"><text:span text:style-name="T345">1 row in set (0.00 sec)</text:span></text:p>
      <text:p text:style-name="P5"><text:span text:style-name="T346"/></text:p>
      <text:p text:style-name="P5"><text:span text:style-name="T347">93) Find all customers who are not located in San Jose and whose rating is above 200.</text:span></text:p>
      <text:p text:style-name="P5"><text:span text:style-name="T348"/></text:p>
      <text:p text:style-name="P5"><text:span text:style-name="T349">mysql&gt; select cnum,cname from customer where rating &gt;200 and city !='san jose';</text:span></text:p>
      <text:p text:style-name="P5"><text:span text:style-name="T349">+------+-------+</text:span></text:p>
      <text:p text:style-name="P5"><text:span text:style-name="T349">| cnum | cname |</text:span></text:p>
      <text:p text:style-name="P5"><text:span text:style-name="T349">+------+-------+</text:span></text:p>
      <text:p text:style-name="P5"><text:span text:style-name="T349">| 2004 | grass |</text:span></text:p>
      <text:p text:style-name="P5"><text:span text:style-name="T349">+------+-------+</text:span></text:p>
      <text:p text:style-name="P5"><text:span text:style-name="T349">1 row in set (0.01 sec)</text:span></text:p>
      <text:p text:style-name="P5"><text:span text:style-name="T350"/></text:p>
      <text:p text:style-name="P5"><text:span text:style-name="T351">94) Give a simpler way to write this query :</text:span></text:p>
      <text:p text:style-name="P5"><text:span text:style-name="T351">SELECT snum, sname city, comm FROM salespeople</text:span></text:p>
      <text:p text:style-name="P5"><text:span text:style-name="T351">WHERE (comm &gt; + 0.12 OR comm &lt; 0.14);</text:span></text:p>
      <text:p text:style-name="P5"><text:span text:style-name="T352"/></text:p>
      <text:p text:style-name="P5"><text:span text:style-name="T353">mysql&gt; select snum,sname,city, comm from salespeople where (comm &gt;+ 0.12 or comm&lt;0.14);</text:span></text:p>
      <text:p text:style-name="P5"><text:span text:style-name="T353">+------+---------+-----------+------+</text:span></text:p>
      <text:p text:style-name="P5"><text:span text:style-name="T353">| snum | sname<text:s text:c="3"/>| city<text:s text:c="6"/>| comm |</text:span></text:p>
      <text:p text:style-name="P5"><text:span text:style-name="T353">+------+---------+-----------+------+</text:span></text:p>
      <text:p text:style-name="P5"><text:span text:style-name="T353">| 1001 | peel<text:s text:c="4"/>| london<text:s text:c="4"/>| 0.12 |</text:span></text:p>
      <text:p text:style-name="P5"><text:span text:style-name="T353">| 1002 | serres<text:s text:c="2"/>| san jose<text:s text:c="2"/>| 0.13 |</text:span></text:p>
      <text:p text:style-name="P5"><text:span text:style-name="T353">| 1003 | axelrod | new york<text:s text:c="2"/>| 0.10 |</text:span></text:p>
      <text:p text:style-name="P5"><text:span text:style-name="T353">| 1004 | motika<text:s text:c="2"/>| london<text:s text:c="4"/>| 0.11 |</text:span></text:p>
      <text:p text:style-name="P5"><text:span text:style-name="T353">| 1005 | fran<text:s text:c="4"/>| london<text:s text:c="4"/>| 0.26 |</text:span></text:p>
      <text:p text:style-name="P5"><text:span text:style-name="T353">| 1007 | rifkin<text:s text:c="2"/>| barcelona | 0.15 |</text:span></text:p>
      <text:p text:style-name="P5"><text:span text:style-name="T353">+------+---------+-----------+------+</text:span></text:p>
      <text:p text:style-name="P5"><text:span text:style-name="T353">6 rows in set (0.17 sec)</text:span></text:p>
      <text:p text:style-name="P5"><text:span text:style-name="T354"/></text:p>
      <text:p text:style-name="P5"><text:span text:style-name="T355">96) Which salespersons attend to customers not in the city they have been assigned to?</text:span></text:p>
      <text:p text:style-name="P5"><text:span text:style-name="T356"/></text:p>
      <text:p text:style-name="P5"><text:span text:style-name="T357">mysql&gt; select a.snum,sname,a.city,b.city from salespeople a, customer b where a.snum=b.snum and a.city!=b.city;</text:span></text:p>
      <text:p text:style-name="P5"><text:span text:style-name="T357">+------+---------+-----------+----------+</text:span></text:p>
      <text:p text:style-name="P5"><text:span text:style-name="T357">| snum | sname<text:s text:c="3"/>| city<text:s text:c="6"/>| city<text:s text:c="5"/>|</text:span></text:p>
      <text:p text:style-name="P5"><text:span text:style-name="T357">+------+---------+-----------+----------+</text:span></text:p>
      <text:p text:style-name="P5"><text:span text:style-name="T357">| 1003 | axelrod | new york<text:s text:c="2"/>| rome<text:s text:c="5"/>|</text:span></text:p>
      <text:p text:style-name="P5"><text:span text:style-name="T357">| 1002 | serres<text:s text:c="2"/>| san jose<text:s text:c="2"/>| berlin<text:s text:c="3"/>|</text:span></text:p>
      <text:p text:style-name="P5"><text:span text:style-name="T357">| 1004 | motika<text:s text:c="2"/>| london<text:s text:c="4"/>| rome<text:s text:c="5"/>|</text:span></text:p>
      <text:p text:style-name="P5"><text:span text:style-name="T357">| 1007 | rifkin<text:s text:c="2"/>| barcelona | san jose |</text:span></text:p>
      <text:p text:style-name="P5"><text:span text:style-name="T357">+------+---------+-----------+----------+</text:span></text:p>
      <text:p text:style-name="P5"><text:span text:style-name="T357">4 rows in set (0.00 sec)</text:span></text:p>
      <text:p text:style-name="P5"><text:span text:style-name="T358"/></text:p>
      <text:p text:style-name="P5"><text:span text:style-name="T359">97) Which salespeople get commission greater than 0.11 are serving customers rated less than</text:span></text:p>
      <text:p text:style-name="P5"><text:span text:style-name="T359">250?</text:span></text:p>
      <text:p text:style-name="P5"><text:span text:style-name="T360"/></text:p>
      <text:p text:style-name="P5"><text:span text:style-name="T361">mysql&gt; select a.snum,sname,comm,rating from salespeople a, customer b where a.snum=b.snum and comm&gt;0.11 and rating &lt;250;</text:span></text:p>
      <text:p text:style-name="P5"><text:span text:style-name="T361">+------+--------+------+--------+</text:span></text:p>
      <text:p text:style-name="P5"><text:span text:style-name="T361">| snum | sname<text:s text:c="2"/>| comm | rating |</text:span></text:p>
      <text:p text:style-name="P5"><text:span text:style-name="T361">+------+--------+------+--------+</text:span></text:p>
      <text:p text:style-name="P5"><text:span text:style-name="T361">| 1001 | peel<text:s text:c="3"/>| 0.12 |<text:s text:c="4"/>100 |</text:span></text:p>
      <text:p text:style-name="P5"><text:span text:style-name="T361">| 1002 | serres | 0.13 |<text:s text:c="4"/>200 |</text:span></text:p>
      <text:p text:style-name="P5"><text:span text:style-name="T361">| 1001 | peel<text:s text:c="3"/>| 0.12 |<text:s text:c="4"/>100 |</text:span></text:p>
      <text:p text:style-name="P5"><text:span text:style-name="T361">+------+--------+------+--------+</text:span></text:p>
      <text:p text:style-name="P5"><text:span text:style-name="T361">3 rows in set (0.00 sec)</text:span></text:p>
      <text:p text:style-name="P5"><text:span text:style-name="T362"/></text:p>
      <text:p text:style-name="P5"><text:span text:style-name="T363">98) Which salespeople have been assigned to the same city but get different commission</text:span></text:p>
      <text:p text:style-name="P5"><text:span text:style-name="T363">percentages?</text:span></text:p>
      <text:p text:style-name="P5"><text:span text:style-name="T364"/></text:p>
      <text:p text:style-name="P5"><text:span text:style-name="T365">mysql&gt; select a.snum,a.sname from salespeople a, salespeople b where a.city=b.city and a.comm!=b.comm;</text:span></text:p>
      <text:p text:style-name="P5"><text:span text:style-name="T365">+------+--------+</text:span></text:p>
      <text:p text:style-name="P5"><text:span text:style-name="T365">| snum | sname<text:s text:c="2"/>|</text:span></text:p>
      <text:p text:style-name="P5"><text:span text:style-name="T365">+------+--------+</text:span></text:p>
      <text:p text:style-name="P5"><text:span text:style-name="T365">| 1004 | motika |</text:span></text:p>
      <text:p text:style-name="P5"><text:span text:style-name="T365">| 1005 | fran<text:s text:c="3"/>|</text:span></text:p>
      <text:p text:style-name="P5"><text:span text:style-name="T365">| 1001 | peel<text:s text:c="3"/>|</text:span></text:p>
      <text:p text:style-name="P5"><text:span text:style-name="T365">| 1005 | fran<text:s text:c="3"/>|</text:span></text:p>
      <text:p text:style-name="P5"><text:span text:style-name="T365">| 1001 | peel<text:s text:c="3"/>|</text:span></text:p>
      <text:p text:style-name="P5"><text:span text:style-name="T365">| 1004 | motika |</text:span></text:p>
      <text:p text:style-name="P5"><text:span text:style-name="T365">+------+--------+</text:span></text:p>
      <text:p text:style-name="P5"><text:span text:style-name="T365">6 rows in set (0.00 sec)</text:span></text:p>
      <text:p text:style-name="P5"><text:span text:style-name="T366"/></text:p>
      <text:p text:style-name="P5"><text:span text:style-name="T367">99) Which salesperson has earned the most by way of commission?</text:span></text:p>
      <text:p text:style-name="P5"><text:span text:style-name="T368"/></text:p>
      <text:p text:style-name="P5"><text:span text:style-name="T369">mysql&gt; select a.snum,sname,(comm*amt) as commision from salespeople a, customer b, orders c where a.snum=b.snum and b.cnum=c.cnum order by commision desc limit 1;</text:span></text:p>
      <text:p text:style-name="P5"><text:span text:style-name="T369">+------+-------+-----------+</text:span></text:p>
      <text:p text:style-name="P5"><text:span text:style-name="T369">| snum | sname | commision |</text:span></text:p>
      <text:p text:style-name="P5"><text:span text:style-name="T369">+------+-------+-----------+</text:span></text:p>
      <text:p text:style-name="P5"><text:span text:style-name="T369">| 1001 | peel<text:s text:c="2"/>| 1187.0256 |</text:span></text:p>
      <text:p text:style-name="P5"><text:span text:style-name="T369">+------+-------+-----------+</text:span></text:p>
      <text:p text:style-name="P5"><text:span text:style-name="T369">1 row in set (0.14 sec)</text:span></text:p>
      <text:p text:style-name="P5"><text:span text:style-name="T370"/></text:p>
      <text:p text:style-name="P5"><text:span text:style-name="T371">102) List all customers in descending order of customer rating.</text:span></text:p>
      <text:p text:style-name="P5"><text:span text:style-name="T372"/></text:p>
      <text:p text:style-name="P5"><text:span text:style-name="T373">mysql&gt; select * from customer order by rating desc;</text:span></text:p>
      <text:p text:style-name="P5"><text:span text:style-name="T373">+------+----------+----------+--------+------+</text:span></text:p>
      <text:p text:style-name="P5"><text:span text:style-name="T373">| cnum | cname<text:s text:c="4"/>| city<text:s text:c="5"/>| rating | snum |</text:span></text:p>
      <text:p text:style-name="P5"><text:span text:style-name="T373">+------+----------+----------+--------+------+</text:span></text:p>
      <text:p text:style-name="P5"><text:span text:style-name="T373">| 2004 | grass<text:s text:c="4"/>| berlin<text:s text:c="3"/>|<text:s text:c="4"/>300 | 1002 |</text:span></text:p>
      <text:p text:style-name="P5"><text:span text:style-name="T373">| 2008 | cisneros | san jose |<text:s text:c="4"/>300 | 1007 |</text:span></text:p>
      <text:p text:style-name="P5"><text:span text:style-name="T373">| 2002 | giovanni | rome<text:s text:c="5"/>|<text:s text:c="4"/>200 | 1003 |</text:span></text:p>
      <text:p text:style-name="P5"><text:span text:style-name="T373">| 2003 | liu<text:s text:c="6"/>| san jose |<text:s text:c="4"/>200 | 1002 |</text:span></text:p>
      <text:p text:style-name="P5"><text:span text:style-name="T373">| 2001 | hoffman<text:s text:c="2"/>| london<text:s text:c="3"/>|<text:s text:c="4"/>100 | 1001 |</text:span></text:p>
      <text:p text:style-name="P5"><text:span text:style-name="T373">| 2006 | clemens<text:s text:c="2"/>| london<text:s text:c="3"/>|<text:s text:c="4"/>100 | 1001 |</text:span></text:p>
      <text:p text:style-name="P5"><text:span text:style-name="T373">| 2007 | pereira<text:s text:c="2"/>| rome<text:s text:c="5"/>|<text:s text:c="4"/>100 | 1004 |</text:span></text:p>
      <text:p text:style-name="P5"><text:span text:style-name="T373">+------+----------+----------+--------+------+</text:span></text:p>
      <text:p text:style-name="P5"><text:span text:style-name="T373">7 rows in set (0.09 sec)</text:span></text:p>
      <text:p text:style-name="P5"><text:span text:style-name="T374"/></text:p>
      <text:p text:style-name="P5"><text:span text:style-name="T375">103) On which days has Hoffman placed orders?</text:span></text:p>
      <text:p text:style-name="P5"><text:span text:style-name="T376"/></text:p>
      <text:p text:style-name="P5"><text:span text:style-name="T377">mysql&gt; select odate from orders where cnum=(select cnum from customer where cname='hoffman');</text:span></text:p>
      <text:p text:style-name="P5"><text:span text:style-name="T377">+------------+</text:span></text:p>
      <text:p text:style-name="P5"><text:span text:style-name="T377">| odate<text:s text:c="6"/>|</text:span></text:p>
      <text:p text:style-name="P5"><text:span text:style-name="T377">+------------+</text:span></text:p>
      <text:p text:style-name="P5"><text:span text:style-name="T377">| 1996-03-10 |</text:span></text:p>
      <text:p text:style-name="P5"><text:span text:style-name="T377">+------------+</text:span></text:p>
      <text:p text:style-name="P5"><text:span text:style-name="T377">1 row in set (0.24 sec)</text:span></text:p>
      <text:p text:style-name="P5"><text:span text:style-name="T378"/></text:p>
      <text:p text:style-name="P5"><text:span text:style-name="T379">104) Do all salespeople have different commissions?</text:span></text:p>
      <text:p text:style-name="P5"><text:span text:style-name="T380"/></text:p>
      <text:p text:style-name="P5"><text:span text:style-name="T381">mysql&gt; select a.sname,b.sname from salespeople a, salespeople b where a.comm=b.comm and a.snum!=b.snum;</text:span></text:p>
      <text:p text:style-name="P5"><text:span text:style-name="T381">Empty set (0.00 sec)</text:span></text:p>
      <text:p text:style-name="P5"><text:span text:style-name="T382"/></text:p>
      <text:p text:style-name="P5"><text:span text:style-name="T383">106) How many salespersons have succeeded in getting orders?</text:span></text:p>
      <text:p text:style-name="P5"><text:span text:style-name="T384"/></text:p>
      <text:p text:style-name="P5"><text:span text:style-name="T385">mysql&gt; select count(distinct (snum)) from customer;</text:span></text:p>
      <text:p text:style-name="P5"><text:span text:style-name="T385">+------------------------+</text:span></text:p>
      <text:p text:style-name="P5"><text:span text:style-name="T385">| count(distinct (snum)) |</text:span></text:p>
      <text:p text:style-name="P5"><text:span text:style-name="T385">+------------------------+</text:span></text:p>
      <text:p text:style-name="P5"><text:span text:style-name="T385">|<text:s text:c="22"/>5 |</text:span></text:p>
      <text:p text:style-name="P5"><text:span text:style-name="T385">+------------------------+</text:span></text:p>
      <text:p text:style-name="P5"><text:span text:style-name="T385">1 row in set (0.00 sec)</text:span></text:p>
      <text:p text:style-name="P5"><text:span text:style-name="T386"/></text:p>
      <text:p text:style-name="P5"><text:span text:style-name="T387">107) How many customers have placed orders?</text:span></text:p>
      <text:p text:style-name="P5"><text:span text:style-name="T388"/></text:p>
      <text:p text:style-name="P5"><text:span text:style-name="T389">mysql&gt; select count(distinct (cnum)) from orders;</text:span></text:p>
      <text:p text:style-name="P5"><text:span text:style-name="T389">+------------------------+</text:span></text:p>
      <text:p text:style-name="P5"><text:span text:style-name="T389">| count(distinct (cnum)) |</text:span></text:p>
      <text:p text:style-name="P5"><text:span text:style-name="T389">+------------------------+</text:span></text:p>
      <text:p text:style-name="P5"><text:span text:style-name="T389">|<text:s text:c="22"/>7 |</text:span></text:p>
      <text:p text:style-name="P5"><text:span text:style-name="T389">+------------------------+</text:span></text:p>
      <text:p text:style-name="P5"><text:span text:style-name="T389">1 row in set (0.06 sec)</text:span></text:p>
      <text:p text:style-name="P5"><text:span text:style-name="T390"/></text:p>
      <text:p text:style-name="P5"><text:span text:style-name="T391">112) Which customers have the same rating?</text:span></text:p>
      <text:p text:style-name="P5"><text:span text:style-name="T392"/></text:p>
      <text:p text:style-name="P5"><text:span text:style-name="T393">mysql&gt; select a.cname, b.cname ,a.rating from customer a, customer b where a.rating =b.rating and a.cnum!=b.cnum;</text:span></text:p>
      <text:p text:style-name="P5"><text:span text:style-name="T393">+----------+----------+--------+</text:span></text:p>
      <text:p text:style-name="P5"><text:span text:style-name="T393">| cname<text:s text:c="4"/>| cname<text:s text:c="4"/>| rating |</text:span></text:p>
      <text:p text:style-name="P5"><text:span text:style-name="T393">+----------+----------+--------+</text:span></text:p>
      <text:p text:style-name="P5"><text:span text:style-name="T393">| clemens<text:s text:c="2"/>| hoffman<text:s text:c="2"/>|<text:s text:c="4"/>100 |</text:span></text:p>
      <text:p text:style-name="P5"><text:span text:style-name="T393">| pereira<text:s text:c="2"/>| hoffman<text:s text:c="2"/>|<text:s text:c="4"/>100 |</text:span></text:p>
      <text:p text:style-name="P5"><text:span text:style-name="T393">| liu<text:s text:c="6"/>| giovanni |<text:s text:c="4"/>200 |</text:span></text:p>
      <text:p text:style-name="P5"><text:span text:style-name="T393">| giovanni | liu<text:s text:c="6"/>|<text:s text:c="4"/>200 |</text:span></text:p>
      <text:p text:style-name="P5"><text:span text:style-name="T393">| cisneros | grass<text:s text:c="4"/>|<text:s text:c="4"/>300 |</text:span></text:p>
      <text:p text:style-name="P5"><text:span text:style-name="T393">| hoffman<text:s text:c="2"/>| clemens<text:s text:c="2"/>|<text:s text:c="4"/>100 |</text:span></text:p>
      <text:p text:style-name="P5"><text:span text:style-name="T393">| pereira<text:s text:c="2"/>| clemens<text:s text:c="2"/>|<text:s text:c="4"/>100 |</text:span></text:p>
      <text:p text:style-name="P5"><text:span text:style-name="T393">| hoffman<text:s text:c="2"/>| pereira<text:s text:c="2"/>|<text:s text:c="4"/>100 |</text:span></text:p>
      <text:p text:style-name="P5"><text:span text:style-name="T393">| clemens<text:s text:c="2"/>| pereira<text:s text:c="2"/>|<text:s text:c="4"/>100 |</text:span></text:p>
      <text:p text:style-name="P5"><text:span text:style-name="T393">| grass<text:s text:c="4"/>| cisneros |<text:s text:c="4"/>300 |</text:span></text:p>
      <text:p text:style-name="P5"><text:span text:style-name="T393">+----------+----------+--------+</text:span></text:p>
      <text:p text:style-name="P5"><text:span text:style-name="T393">10 rows in set (0.00 sec)</text:span></text:p>
      <text:p text:style-name="P5"><text:span text:style-name="T394"/></text:p>
      <text:p text:style-name="P5"><text:span text:style-name="T395">113) Find all orders greater than the average for October 4th.</text:span></text:p>
      <text:p text:style-name="P5"><text:span text:style-name="T396"/></text:p>
      <text:p text:style-name="P5"><text:span text:style-name="T397">mysql&gt; select onum,amt from orders where amt&gt; (select avg(amt)from orders where odate ='1996-04-10');</text:span></text:p>
      <text:p text:style-name="P5"><text:span text:style-name="T397">+------+---------+</text:span></text:p>
      <text:p text:style-name="P5"><text:span text:style-name="T397">| onum | amt<text:s text:c="5"/>|</text:span></text:p>
      <text:p text:style-name="P5"><text:span text:style-name="T397">+------+---------+</text:span></text:p>
      <text:p text:style-name="P5"><text:span text:style-name="T397">| 3002 | 1900.10 |</text:span></text:p>
      <text:p text:style-name="P5"><text:span text:style-name="T397">| 3005 | 5160.45 |</text:span></text:p>
      <text:p text:style-name="P5"><text:span text:style-name="T397">| 3006 | 1098.16 |</text:span></text:p>
      <text:p text:style-name="P5"><text:span text:style-name="T397">| 3008 | 4723.00 |</text:span></text:p>
      <text:p text:style-name="P5"><text:span text:style-name="T397">| 3009 | 1713.23 |</text:span></text:p>
      <text:p text:style-name="P5"><text:span text:style-name="T397">| 3010 | 1309.95 |</text:span></text:p>
      <text:p text:style-name="P5"><text:span text:style-name="T397">| 3011 | 9891.88 |</text:span></text:p>
      <text:p text:style-name="P5"><text:span text:style-name="T397">+------+---------+</text:span></text:p>
      <text:p text:style-name="P5"><text:span text:style-name="T397">7 rows in set (0.14 sec)</text:span></text:p>
      <text:p text:style-name="P5"><text:span text:style-name="T398"/></text:p>
      <text:p text:style-name="P5"><text:span text:style-name="T399">114) Which customers have above average orders?</text:span></text:p>
      <text:p text:style-name="P5"><text:span text:style-name="T400"/></text:p>
      <text:p text:style-name="P5"><text:span text:style-name="T401">mysql&gt; select cnum,cname from customer where rating &gt; (select avg(rating) from customer where city ='san jose');</text:span></text:p>
      <text:p text:style-name="P5"><text:span text:style-name="T401">+------+----------+</text:span></text:p>
      <text:p text:style-name="P5"><text:span text:style-name="T401">| cnum | cname<text:s text:c="4"/>|</text:span></text:p>
      <text:p text:style-name="P5"><text:span text:style-name="T401">+------+----------+</text:span></text:p>
      <text:p text:style-name="P5"><text:span text:style-name="T401">| 2004 | grass<text:s text:c="4"/>|</text:span></text:p>
      <text:p text:style-name="P5"><text:span text:style-name="T401">| 2008 | cisneros |</text:span></text:p>
      <text:p text:style-name="P5"><text:span text:style-name="T401">+------+----------+</text:span></text:p>
      <text:p text:style-name="P5"><text:span text:style-name="T401">2 rows in set (0.00 sec)</text:span></text:p>
      <text:p text:style-name="P5"><text:span text:style-name="T402"/></text:p>
      <text:p text:style-name="P5"><text:span text:style-name="T403">115) List all customers with ratings above San Jose’s average.</text:span></text:p>
      <text:p text:style-name="P5"><text:span text:style-name="T404"/></text:p>
      <text:p text:style-name="P5"><text:span text:style-name="T405">mysql&gt; select cnum,cname from customer where rating &gt; (select avg(rating) from customer where city ='san jose');</text:span></text:p>
      <text:p text:style-name="P5"><text:span text:style-name="T405">+------+----------+</text:span></text:p>
      <text:p text:style-name="P5"><text:span text:style-name="T405">| cnum | cname<text:s text:c="4"/>|</text:span></text:p>
      <text:p text:style-name="P5"><text:span text:style-name="T405">+------+----------+</text:span></text:p>
      <text:p text:style-name="P5"><text:span text:style-name="T405">| 2004 | grass<text:s text:c="4"/>|</text:span></text:p>
      <text:p text:style-name="P5"><text:span text:style-name="T405">| 2008 | cisneros |</text:span></text:p>
      <text:p text:style-name="P5"><text:span text:style-name="T405">+------+----------+</text:span></text:p>
      <text:p text:style-name="P5"><text:span text:style-name="T405">2 rows in set (0.00 sec)</text:span></text:p>
      <text:p text:style-name="P5"><text:span text:style-name="T406"/></text:p>
      <text:p text:style-name="P6"><text:span text:style-name="T406">117) Give names and numbers of all salespersons who have more than one customer.</text:span></text:p>
      <text:p text:style-name="P6"><text:span text:style-name="T406"/></text:p>
      <text:p text:style-name="P6"><text:span text:style-name="T406">mysql&gt; select count(distinct(city)) from customer where city is not null;</text:span></text:p>
      <text:p text:style-name="P6"><text:span text:style-name="T406">+-----------------------+</text:span></text:p>
      <text:p text:style-name="P6"><text:span text:style-name="T406">| count(distinct(city)) |</text:span></text:p>
      <text:p text:style-name="P6"><text:span text:style-name="T406">+-----------------------+</text:span></text:p>
      <text:p text:style-name="P6"><text:span text:style-name="T406">|<text:s text:c="21"/>4 |</text:span></text:p>
      <text:p text:style-name="P6"><text:span text:style-name="T406">+-----------------------+</text:span></text:p>
      <text:p text:style-name="P6"><text:span text:style-name="T406">1 row in set (0.09 sec)</text:span></text:p>
      <text:p text:style-name="P7"><text:span text:style-name="T407"/></text:p>
      <text:p text:style-name="P7"><text:span text:style-name="T407">119) Which customers’ rating should be lowered?</text:span></text:p>
      <text:p text:style-name="P7"><text:span text:style-name="T408"/></text:p>
      <text:p text:style-name="P7"><text:span text:style-name="T409">mysql&gt; select a.cname,a.rating,sum(b.amt) as totalorder from customer a, orders b where a.cnum=b.cnum group by a.cname ,a.rating order by totalorder desc;</text:span></text:p>
      <text:p text:style-name="P7"><text:span text:style-name="T409">+----------+--------+------------+</text:span></text:p>
      <text:p text:style-name="P7"><text:span text:style-name="T409">| cname<text:s text:c="4"/>| rating | totalorder |</text:span></text:p>
      <text:p text:style-name="P7"><text:span text:style-name="T409">+----------+--------+------------+</text:span></text:p>
      <text:p text:style-name="P7"><text:span text:style-name="T409">| clemens<text:s text:c="2"/>|<text:s text:c="4"/>100 |<text:s text:c="3"/>14614.88 |</text:span></text:p>
      <text:p text:style-name="P7"><text:span text:style-name="T409">| liu<text:s text:c="6"/>|<text:s text:c="4"/>200 |<text:s text:c="4"/>5160.45 |</text:span></text:p>
      <text:p text:style-name="P7"><text:span text:style-name="T409">| pereira<text:s text:c="2"/>|<text:s text:c="4"/>100 |<text:s text:c="4"/>1900.10 |</text:span></text:p>
      <text:p text:style-name="P7"><text:span text:style-name="T409">| giovanni |<text:s text:c="4"/>200 |<text:s text:c="4"/>1788.98 |</text:span></text:p>
      <text:p text:style-name="P7"><text:span text:style-name="T409">| grass<text:s text:c="4"/>|<text:s text:c="4"/>300 |<text:s text:c="4"/>1309.95 |</text:span></text:p>
      <text:p text:style-name="P7"><text:span text:style-name="T409">| cisneros |<text:s text:c="4"/>300 |<text:s text:c="4"/>1116.85 |</text:span></text:p>
      <text:p text:style-name="P7"><text:span text:style-name="T409">| hoffman<text:s text:c="2"/>|<text:s text:c="4"/>100 |<text:s text:c="5"/>767.19 |</text:span></text:p>
      <text:p text:style-name="P7"><text:span text:style-name="T409">+----------+--------+------------+</text:span></text:p>
      <text:p text:style-name="P7"><text:span text:style-name="T409">7 rows in set (0.11 sec)</text:span></text:p>
      <text:p text:style-name="P7"><text:span text:style-name="T410"/></text:p>
      <text:p text:style-name="P7"><text:span text:style-name="T411">124) Which salesperson(s) should be fired?</text:span></text:p>
      <text:p text:style-name="P7"><text:span text:style-name="T412"/></text:p>
      <text:p text:style-name="P7"><text:span text:style-name="T413">mysql&gt; select a.snum,a.sname,b.cname from salespeople a left join customer b on a.snum=b.snum;</text:span></text:p>
      <text:p text:style-name="P7"><text:span text:style-name="T413">+------+---------+----------+</text:span></text:p>
      <text:p text:style-name="P7"><text:span text:style-name="T413">| snum | sname<text:s text:c="3"/>| cname<text:s text:c="4"/>|</text:span></text:p>
      <text:p text:style-name="P7"><text:span text:style-name="T413">+------+---------+----------+</text:span></text:p>
      <text:p text:style-name="P7"><text:span text:style-name="T413">| 1001 | peel<text:s text:c="4"/>| hoffman<text:s text:c="2"/>|</text:span></text:p>
      <text:p text:style-name="P7"><text:span text:style-name="T413">| 1003 | axelrod | giovanni |</text:span></text:p>
      <text:p text:style-name="P7"><text:span text:style-name="T413">| 1002 | serres<text:s text:c="2"/>| liu<text:s text:c="6"/>|</text:span></text:p>
      <text:p text:style-name="P7"><text:span text:style-name="T413">| 1002 | serres<text:s text:c="2"/>| grass<text:s text:c="4"/>|</text:span></text:p>
      <text:p text:style-name="P7"><text:span text:style-name="T413">| 1001 | peel<text:s text:c="4"/>| clemens<text:s text:c="2"/>|</text:span></text:p>
      <text:p text:style-name="P7"><text:span text:style-name="T413">| 1004 | motika<text:s text:c="2"/>| pereira<text:s text:c="2"/>|</text:span></text:p>
      <text:p text:style-name="P7"><text:span text:style-name="T413">| 1007 | rifkin<text:s text:c="2"/>| cisneros |</text:span></text:p>
      <text:p text:style-name="P7"><text:span text:style-name="T413">| 1005 | fran<text:s text:c="4"/>| NULL<text:s text:c="5"/>|</text:span></text:p>
      <text:p text:style-name="P7"><text:span text:style-name="T413">+------+---------+----------+</text:span></text:p>
      <text:p text:style-name="P7"><text:span text:style-name="T413">8 rows in set (0.07 sec)</text:span></text:p>
      <text:p text:style-name="P7"><text:span text:style-name="T414"/></text:p>
      <text:p text:style-name="P7"><text:span text:style-name="T4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